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paragraph" style:name="Sp1" style:display-name="Sp1">
      <style:paragraph-properties style:line-spacing="14.1732283465pt"/>
    </style:style>
    <style:style style:family="table-cell" style:name="TableCell1" style:display-name="TableCell1">
      <style:table-cell-properties style:vertical-align="bottom" fo:border-bottom="1pt solid #000000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vertical-align="bottom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vertical-align="bottom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vertical-align="bottom"/>
    </style:style>
    <style:style style:family="paragraph" style:name="CellContent4" style:display-name="CellContent4">
      <style:text-properties/>
      <style:paragraph-properties/>
    </style:style>
    <style:style style:family="table-cell" style:name="TableCell5" style:display-name="TableCell5">
      <style:table-cell-properties style:vertical-align="bottom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vertical-align="bottom" fo:border-bottom="1pt solid #0000ff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vertical-align="bottom" fo:border-bottom="1pt solid #000000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vertical-align="bottom"/>
    </style:style>
    <style:style style:family="paragraph" style:name="CellContent8" style:display-name="CellContent8">
      <style:text-properties/>
      <style:paragraph-properties/>
    </style:style>
    <style:style style:family="table-cell" style:name="TableCell9" style:display-name="TableCell9">
      <style:table-cell-properties style:vertical-align="bottom" fo:border-left="4pt solid #008000" fo:border-top="2pt solid #800080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vertical-align="bottom" fo:border-bottom="2pt dotted #000000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vertical-align="bottom" fo:border-bottom="2pt dashed #000000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vertical-align="bottom" fo:border-bottom="1pt solid #0000ff"/>
    </style:style>
    <style:style style:family="paragraph" style:name="CellContent12" style:display-name="CellContent12">
      <style:text-properties/>
      <style:paragraph-properties/>
    </style:style>
    <style:style style:family="table-cell" style:name="TableCell13" style:display-name="TableCell13">
      <style:table-cell-properties style:vertical-align="bottom" fo:border-bottom="1pt solid #000000"/>
    </style:style>
    <style:style style:family="paragraph" style:name="CellContent13" style:display-name="CellContent13">
      <style:text-properties/>
      <style:paragraph-properties/>
    </style:style>
    <style:style style:family="table-cell" style:name="TableCell14" style:display-name="TableCell14">
      <style:table-cell-properties style:vertical-align="bottom"/>
    </style:style>
    <style:style style:family="paragraph" style:name="CellContent14" style:display-name="CellContent14">
      <style:text-properties/>
      <style:paragraph-properties/>
    </style:style>
    <style:style style:family="table-cell" style:name="TableCell15" style:display-name="TableCell15">
      <style:table-cell-properties style:vertical-align="bottom" fo:border-left="4pt solid #008000" fo:border-top="2pt solid #800080"/>
    </style:style>
    <style:style style:family="paragraph" style:name="CellContent15" style:display-name="CellContent15">
      <style:text-properties/>
      <style:paragraph-properties/>
    </style:style>
    <style:style style:family="table-cell" style:name="TableCell16" style:display-name="TableCell16">
      <style:table-cell-properties style:vertical-align="bottom" fo:border-bottom="2pt dotted #000000"/>
    </style:style>
    <style:style style:family="paragraph" style:name="CellContent16" style:display-name="CellContent16">
      <style:text-properties/>
      <style:paragraph-properties/>
    </style:style>
    <style:style style:family="table-cell" style:name="TableCell17" style:display-name="TableCell17">
      <style:table-cell-properties style:vertical-align="bottom" fo:border-bottom="2pt dashed #000000"/>
    </style:style>
    <style:style style:family="paragraph" style:name="CellContent17" style:display-name="CellContent17">
      <style:text-properties/>
      <style:paragraph-properties/>
    </style:style>
    <style:style style:family="table-cell" style:name="TableCell18" style:display-name="TableCell18">
      <style:table-cell-properties style:vertical-align="bottom" fo:border-bottom="1pt solid #0000ff"/>
    </style:style>
    <style:style style:family="paragraph" style:name="CellContent18" style:display-name="CellContent18">
      <style:text-properties/>
      <style:paragraph-properties/>
    </style:style>
    <style:style style:family="table-cell" style:name="TableCell19" style:display-name="TableCell19">
      <style:table-cell-properties style:vertical-align="bottom" fo:border-bottom="1pt solid #000000"/>
    </style:style>
    <style:style style:family="paragraph" style:name="CellContent19" style:display-name="CellContent19">
      <style:text-properties/>
      <style:paragraph-properties/>
    </style:style>
    <style:style style:family="table-cell" style:name="TableCell20" style:display-name="TableCell20">
      <style:table-cell-properties style:vertical-align="bottom" fo:border-right="6pt solid #ffff00"/>
    </style:style>
    <style:style style:family="paragraph" style:name="CellContent20" style:display-name="CellContent20">
      <style:text-properties/>
      <style:paragraph-properties/>
    </style:style>
    <style:style style:family="table-cell" style:name="TableCell21" style:display-name="TableCell21">
      <style:table-cell-properties style:vertical-align="bottom" fo:border-left="4pt solid #008000" fo:border-right="6pt solid #ffff00" fo:border-top="2pt solid #800080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style:vertical-align="bottom" fo:border-right="6pt solid #ffff00" fo:border-bottom="2pt fine-dashed #000000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style:vertical-align="bottom" fo:border-right="6pt solid #ffff00" fo:border-bottom="2pt dash-dot #000000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style:vertical-align="bottom" fo:border-bottom="1pt solid #0000ff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style:vertical-align="bottom" fo:border-bottom="1pt solid #000000" fo:border-right="1pt solid #000000"/>
    </style:style>
    <style:style style:family="paragraph" style:name="CellContent25" style:display-name="CellContent25">
      <style:text-properties/>
      <style:paragraph-properties/>
    </style:style>
    <style:style style:family="table-cell" style:name="TableCell26" style:display-name="TableCell26">
      <style:table-cell-properties style:vertical-align="bottom" fo:border-right="1pt solid #000000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style:vertical-align="bottom" fo:border-right="1pt solid #000000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style:vertical-align="bottom" fo:border-right="1pt solid #000000" fo:border-bottom="2pt fine-dashed #000000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style:vertical-align="bottom" fo:border-right="1pt solid #000000" fo:border-bottom="2pt dash-dot #000000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style:vertical-align="bottom" fo:border-right="1pt solid #000000" fo:border-bottom="1pt solid #0000ff"/>
    </style:style>
    <style:style style:family="paragraph" style:name="CellContent30" style:display-name="CellContent30">
      <style:text-properties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row" style:name="TableRow2" style:display-name="TableRow2">
      <style:table-row-properties style:use-optimal-row-height="true"/>
    </style:style>
    <style:style style:family="table-row" style:name="TableRow3" style:display-name="TableRow3">
      <style:table-row-properties style:use-optimal-row-height="true"/>
    </style:style>
    <style:style style:family="table-row" style:name="TableRow4" style:display-name="TableRow4">
      <style:table-row-properties style:use-optimal-row-height="true"/>
    </style:style>
    <style:style style:family="table-row" style:name="TableRow5" style:display-name="TableRow5">
      <style:table-row-properties style:use-optimal-row-height="true"/>
    </style:style>
    <style:style style:family="table-row" style:name="TableRow6" style:display-name="TableRow6">
      <style:table-row-properties style:use-optimal-row-height="true"/>
    </style:style>
    <style:style style:family="paragraph" style:name="Sp2" style:display-name="Sp2">
      <style:paragraph-properties style:line-spacing="14.1732283465pt"/>
    </style:style>
    <style:style style:family="table-cell" style:name="TableCell31" style:display-name="TableCell31">
      <style:table-cell-properties style:vertical-align="bottom" fo:border-left="2pt solid #0000ff" fo:border-top="2pt solid #0000ff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style:vertical-align="bottom" fo:border-left="1pt solid #000000" fo:border-right="1pt solid #000000" fo:border-bottom="1pt solid #000000" fo:border-top="1pt solid #000000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style:vertical-align="bottom" fo:border-left="1pt solid #000000" fo:border-right="1pt solid #000000" fo:border-bottom="1pt solid #000000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style:vertical-align="bottom" fo:border-left="1pt solid #000000" fo:border-right="1pt solid #000000" fo:border-bottom="1pt solid #000000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style:vertical-align="bottom" fo:border-left="1pt solid #000000" fo:border-right="1pt solid #000000" fo:border-bottom="1pt solid #000000"/>
    </style:style>
    <style:style style:family="paragraph" style:name="CellContent35" style:display-name="CellContent35">
      <style:text-properties/>
      <style:paragraph-properties/>
    </style:style>
    <style:style style:family="table-cell" style:name="TableCell36" style:display-name="TableCell36">
      <style:table-cell-properties style:vertical-align="bottom" fo:border-left="1pt solid #000000" fo:border-right="1pt solid #000000" fo:border-bottom="1pt solid #000000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style:vertical-align="bottom" fo:border-top="2pt solid #0000ff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style:vertical-align="bottom" fo:border-right="1pt solid #000000" fo:border-bottom="1pt solid #000000" fo:border-top="1pt solid #000000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style:vertical-align="bottom" fo:border-right="1pt solid #000000" fo:border-bottom="1pt solid #000000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style:vertical-align="bottom" fo:border-right="1pt solid #000000" fo:border-bottom="1pt solid #000000"/>
    </style:style>
    <style:style style:family="paragraph" style:name="CellContent40" style:display-name="CellContent40">
      <style:text-properties/>
      <style:paragraph-properties/>
    </style:style>
    <style:style style:family="table-cell" style:name="TableCell41" style:display-name="TableCell41">
      <style:table-cell-properties style:vertical-align="bottom" fo:border-right="1pt solid #000000" fo:border-bottom="1pt solid #000000"/>
    </style:style>
    <style:style style:family="paragraph" style:name="CellContent41" style:display-name="CellContent41">
      <style:text-properties/>
      <style:paragraph-properties/>
    </style:style>
    <style:style style:family="table-cell" style:name="TableCell42" style:display-name="TableCell42">
      <style:table-cell-properties style:vertical-align="bottom" fo:border-bottom="1pt solid #000000" fo:border-right="1pt solid #000000"/>
    </style:style>
    <style:style style:family="paragraph" style:name="CellContent42" style:display-name="CellContent42">
      <style:text-properties/>
      <style:paragraph-properties/>
    </style:style>
    <style:style style:family="table-cell" style:name="TableCell43" style:display-name="TableCell43">
      <style:table-cell-properties style:vertical-align="bottom" fo:border-top="2pt solid #0000ff"/>
    </style:style>
    <style:style style:family="paragraph" style:name="CellContent43" style:display-name="CellContent43">
      <style:text-properties/>
      <style:paragraph-properties/>
    </style:style>
    <style:style style:family="table-cell" style:name="TableCell44" style:display-name="TableCell44">
      <style:table-cell-properties style:vertical-align="bottom" fo:border-right="1pt solid #000000" fo:border-bottom="1pt solid #000000" fo:border-top="1pt solid #000000"/>
    </style:style>
    <style:style style:family="paragraph" style:name="CellContent44" style:display-name="CellContent44">
      <style:text-properties/>
      <style:paragraph-properties/>
    </style:style>
    <style:style style:family="table-cell" style:name="TableCell45" style:display-name="TableCell45">
      <style:table-cell-properties style:vertical-align="bottom" fo:border-right="1pt solid #000000" fo:border-bottom="1pt solid #000000"/>
    </style:style>
    <style:style style:family="paragraph" style:name="CellContent45" style:display-name="CellContent45">
      <style:text-properties/>
      <style:paragraph-properties/>
    </style:style>
    <style:style style:family="table-cell" style:name="TableCell46" style:display-name="TableCell46">
      <style:table-cell-properties style:vertical-align="bottom" fo:border-right="1pt solid #000000" fo:border-bottom="1pt solid #000000"/>
    </style:style>
    <style:style style:family="paragraph" style:name="CellContent46" style:display-name="CellContent46">
      <style:text-properties/>
      <style:paragraph-properties/>
    </style:style>
    <style:style style:family="table-cell" style:name="TableCell47" style:display-name="TableCell47">
      <style:table-cell-properties style:vertical-align="bottom" fo:border-right="1pt solid #000000" fo:border-bottom="1pt solid #000000"/>
    </style:style>
    <style:style style:family="paragraph" style:name="CellContent47" style:display-name="CellContent47">
      <style:text-properties/>
      <style:paragraph-properties/>
    </style:style>
    <style:style style:family="table-cell" style:name="TableCell48" style:display-name="TableCell48">
      <style:table-cell-properties style:vertical-align="bottom" fo:border-bottom="1pt solid #000000" fo:border-right="1pt solid #000000"/>
    </style:style>
    <style:style style:family="paragraph" style:name="CellContent48" style:display-name="CellContent48">
      <style:text-properties/>
      <style:paragraph-properties/>
    </style:style>
    <style:style style:family="table-cell" style:name="TableCell49" style:display-name="TableCell49">
      <style:table-cell-properties style:vertical-align="bottom" fo:border-left="2pt solid #800080" fo:border-right="2pt solid #800080" fo:border-bottom="2pt solid #800080" fo:border-top="2pt solid #800080"/>
    </style:style>
    <style:style style:family="paragraph" style:name="CellContent49" style:display-name="CellContent49">
      <style:text-properties/>
      <style:paragraph-properties/>
    </style:style>
    <style:style style:family="table-cell" style:name="TableCell50" style:display-name="TableCell50">
      <style:table-cell-properties style:vertical-align="bottom" fo:border-right="1pt solid #000000" fo:border-bottom="1pt solid #000000" fo:border-top="1pt solid #000000"/>
    </style:style>
    <style:style style:family="paragraph" style:name="CellContent50" style:display-name="CellContent50">
      <style:text-properties/>
      <style:paragraph-properties/>
    </style:style>
    <style:style style:family="table-cell" style:name="TableCell51" style:display-name="TableCell51">
      <style:table-cell-properties style:vertical-align="bottom" fo:border-right="1pt solid #000000" fo:border-bottom="1pt solid #000000"/>
    </style:style>
    <style:style style:family="paragraph" style:name="CellContent51" style:display-name="CellContent51">
      <style:text-properties/>
      <style:paragraph-properties/>
    </style:style>
    <style:style style:family="table-cell" style:name="TableCell52" style:display-name="TableCell52">
      <style:table-cell-properties style:vertical-align="bottom" fo:border-right="1pt solid #000000" fo:border-bottom="1pt solid #000000"/>
    </style:style>
    <style:style style:family="paragraph" style:name="CellContent52" style:display-name="CellContent52">
      <style:text-properties/>
      <style:paragraph-properties/>
    </style:style>
    <style:style style:family="table-cell" style:name="TableCell53" style:display-name="TableCell53">
      <style:table-cell-properties style:vertical-align="bottom" fo:border-right="1pt solid #000000" fo:border-bottom="1pt solid #000000"/>
    </style:style>
    <style:style style:family="paragraph" style:name="CellContent53" style:display-name="CellContent53">
      <style:text-properties/>
      <style:paragraph-properties/>
    </style:style>
    <style:style style:family="table-cell" style:name="TableCell54" style:display-name="TableCell54">
      <style:table-cell-properties style:vertical-align="bottom" fo:border-bottom="1pt solid #000000" fo:border-right="1pt solid #000000"/>
    </style:style>
    <style:style style:family="paragraph" style:name="CellContent54" style:display-name="CellContent54">
      <style:text-properties/>
      <style:paragraph-properties/>
    </style:style>
    <style:style style:family="table-cell" style:name="TableCell55" style:display-name="TableCell55">
      <style:table-cell-properties style:vertical-align="bottom" fo:border-right="2pt solid #0000ff" fo:border-top="2pt solid #0000ff"/>
    </style:style>
    <style:style style:family="paragraph" style:name="CellContent55" style:display-name="CellContent55">
      <style:text-properties/>
      <style:paragraph-properties/>
    </style:style>
    <style:style style:family="table-cell" style:name="TableCell56" style:display-name="TableCell56">
      <style:table-cell-properties style:vertical-align="bottom" fo:border-right="2pt solid #0000ff"/>
    </style:style>
    <style:style style:family="paragraph" style:name="CellContent56" style:display-name="CellContent56">
      <style:text-properties/>
      <style:paragraph-properties/>
    </style:style>
    <style:style style:family="table-cell" style:name="TableCell57" style:display-name="TableCell57">
      <style:table-cell-properties style:vertical-align="bottom" fo:border-right="2pt solid #0000ff"/>
    </style:style>
    <style:style style:family="paragraph" style:name="CellContent57" style:display-name="CellContent57">
      <style:text-properties/>
      <style:paragraph-properties/>
    </style:style>
    <style:style style:family="table-cell" style:name="TableCell58" style:display-name="TableCell58">
      <style:table-cell-properties style:vertical-align="bottom" fo:border-right="2pt solid #0000ff"/>
    </style:style>
    <style:style style:family="paragraph" style:name="CellContent58" style:display-name="CellContent58">
      <style:text-properties/>
      <style:paragraph-properties/>
    </style:style>
    <style:style style:family="table-cell" style:name="TableCell59" style:display-name="TableCell59">
      <style:table-cell-properties style:vertical-align="bottom" fo:border-right="2pt solid #0000ff"/>
    </style:style>
    <style:style style:family="paragraph" style:name="CellContent59" style:display-name="CellContent59">
      <style:text-properties/>
      <style:paragraph-properties/>
    </style:style>
    <style:style style:family="table-cell" style:name="TableCell60" style:display-name="TableCell60">
      <style:table-cell-properties style:vertical-align="bottom" fo:border-right="2pt solid #0000ff" fo:border-bottom="2pt solid #0000ff"/>
    </style:style>
    <style:style style:family="paragraph" style:name="CellContent60" style:display-name="CellContent60">
      <style:text-properties/>
      <style:paragraph-properties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7" style:display-name="TableRow7">
      <style:table-row-properties style:use-optimal-row-height="true"/>
    </style:style>
    <style:style style:family="table-row" style:name="TableRow8" style:display-name="TableRow8">
      <style:table-row-properties style:use-optimal-row-height="true"/>
    </style:style>
    <style:style style:family="table-row" style:name="TableRow9" style:display-name="TableRow9">
      <style:table-row-properties style:use-optimal-row-height="true"/>
    </style:style>
    <style:style style:family="table-row" style:name="TableRow10" style:display-name="TableRow10">
      <style:table-row-properties style:use-optimal-row-height="true"/>
    </style:style>
    <style:style style:family="table-row" style:name="TableRow11" style:display-name="TableRow11">
      <style:table-row-properties style:use-optimal-row-height="true"/>
    </style:style>
    <style:style style:family="table-row" style:name="TableRow12" style:display-name="TableRow12">
      <style:table-row-properties style:use-optimal-row-height="true"/>
    </style:style>
    <style:style style:family="paragraph" style:name="Sp3" style:display-name="Sp3">
      <style:paragraph-properties style:line-spacing="14.1732283465pt"/>
    </style:style>
    <style:style style:family="table-cell" style:name="TableCell61" style:display-name="TableCell61">
      <style:table-cell-properties style:vertical-align="bottom"/>
    </style:style>
    <style:style style:family="paragraph" style:name="CellContent61" style:display-name="CellContent61">
      <style:text-properties/>
      <style:paragraph-properties/>
    </style:style>
    <style:style style:family="table-cell" style:name="TableCell62" style:display-name="TableCell62">
      <style:table-cell-properties style:vertical-align="bottom"/>
    </style:style>
    <style:style style:family="paragraph" style:name="CellContent62" style:display-name="CellContent62">
      <style:text-properties/>
      <style:paragraph-properties/>
    </style:style>
    <style:style style:family="table-cell" style:name="TableCell63" style:display-name="TableCell63">
      <style:table-cell-properties style:vertical-align="bottom"/>
    </style:style>
    <style:style style:family="paragraph" style:name="CellContent63" style:display-name="CellContent63">
      <style:text-properties/>
      <style:paragraph-properties/>
    </style:style>
    <style:style style:family="table-cell" style:name="TableCell64" style:display-name="TableCell64">
      <style:table-cell-properties style:vertical-align="bottom"/>
    </style:style>
    <style:style style:family="paragraph" style:name="CellContent64" style:display-name="CellContent64">
      <style:text-properties/>
      <style:paragraph-properties/>
    </style:style>
    <style:style style:family="table-cell" style:name="TableCell65" style:display-name="TableCell65">
      <style:table-cell-properties style:vertical-align="bottom"/>
    </style:style>
    <style:style style:family="paragraph" style:name="CellContent65" style:display-name="CellContent65">
      <style:text-properties/>
      <style:paragraph-properties/>
    </style:style>
    <style:style style:family="table-cell" style:name="TableCell66" style:display-name="TableCell66">
      <style:table-cell-properties style:vertical-align="bottom"/>
    </style:style>
    <style:style style:family="paragraph" style:name="CellContent66" style:display-name="CellContent66">
      <style:text-properties/>
      <style:paragraph-properties/>
    </style:style>
    <style:style style:family="table-cell" style:name="TableCell67" style:display-name="TableCell67">
      <style:table-cell-properties style:vertical-align="bottom"/>
    </style:style>
    <style:style style:family="paragraph" style:name="CellContent67" style:display-name="CellContent67">
      <style:text-properties/>
      <style:paragraph-properties/>
    </style:style>
    <style:style style:family="table-cell" style:name="TableCell68" style:display-name="TableCell68">
      <style:table-cell-properties style:vertical-align="bottom" fo:border-left="2pt solid #0000ff" fo:border-right="2pt solid #800080" fo:border-bottom="2pt solid #800080" fo:border-top="2pt solid #0000ff"/>
    </style:style>
    <style:style style:family="paragraph" style:name="CellContent68" style:display-name="CellContent68">
      <style:text-properties/>
      <style:paragraph-properties/>
    </style:style>
    <style:style style:family="table-cell" style:name="TableCell69" style:display-name="TableCell69">
      <style:table-cell-properties style:vertical-align="bottom" fo:border-left="2pt solid #0000ff" fo:border-right="2pt solid #800080" fo:border-bottom="2pt solid #800080"/>
    </style:style>
    <style:style style:family="paragraph" style:name="CellContent69" style:display-name="CellContent69">
      <style:text-properties/>
      <style:paragraph-properties/>
    </style:style>
    <style:style style:family="table-cell" style:name="TableCell70" style:display-name="TableCell70">
      <style:table-cell-properties style:vertical-align="bottom" fo:border-left="2pt solid #0000ff" fo:border-right="2pt solid #800080" fo:border-bottom="2pt solid #800080"/>
    </style:style>
    <style:style style:family="paragraph" style:name="CellContent70" style:display-name="CellContent70">
      <style:text-properties/>
      <style:paragraph-properties/>
    </style:style>
    <style:style style:family="table-cell" style:name="TableCell71" style:display-name="TableCell71">
      <style:table-cell-properties style:vertical-align="bottom" fo:border-left="2pt solid #0000ff" fo:border-right="2pt solid #800080" fo:border-bottom="2pt solid #0000ff"/>
    </style:style>
    <style:style style:family="paragraph" style:name="CellContent71" style:display-name="CellContent71">
      <style:text-properties/>
      <style:paragraph-properties/>
    </style:style>
    <style:style style:family="table-cell" style:name="TableCell72" style:display-name="TableCell72">
      <style:table-cell-properties style:vertical-align="bottom"/>
    </style:style>
    <style:style style:family="paragraph" style:name="CellContent72" style:display-name="CellContent72">
      <style:text-properties/>
      <style:paragraph-properties/>
    </style:style>
    <style:style style:family="table-cell" style:name="TableCell73" style:display-name="TableCell73">
      <style:table-cell-properties style:vertical-align="bottom"/>
    </style:style>
    <style:style style:family="paragraph" style:name="CellContent73" style:display-name="CellContent73">
      <style:text-properties/>
      <style:paragraph-properties/>
    </style:style>
    <style:style style:family="table-cell" style:name="TableCell74" style:display-name="TableCell74">
      <style:table-cell-properties style:vertical-align="bottom" fo:border-right="2pt solid #800080" fo:border-bottom="2pt solid #800080" fo:border-top="2pt solid #0000ff"/>
    </style:style>
    <style:style style:family="paragraph" style:name="CellContent74" style:display-name="CellContent74">
      <style:text-properties/>
      <style:paragraph-properties/>
    </style:style>
    <style:style style:family="table-cell" style:name="TableCell75" style:display-name="TableCell75">
      <style:table-cell-properties style:vertical-align="bottom" fo:border-right="2pt solid #800080" fo:border-bottom="2pt solid #800080"/>
    </style:style>
    <style:style style:family="paragraph" style:name="CellContent75" style:display-name="CellContent75">
      <style:text-properties/>
      <style:paragraph-properties/>
    </style:style>
    <style:style style:family="table-cell" style:name="TableCell76" style:display-name="TableCell76">
      <style:table-cell-properties style:vertical-align="bottom" fo:border-right="2pt solid #800080" fo:border-bottom="2pt solid #800080"/>
    </style:style>
    <style:style style:family="paragraph" style:name="CellContent76" style:display-name="CellContent76">
      <style:text-properties/>
      <style:paragraph-properties/>
    </style:style>
    <style:style style:family="table-cell" style:name="TableCell77" style:display-name="TableCell77">
      <style:table-cell-properties style:vertical-align="bottom" fo:border-bottom="2pt solid #0000ff" fo:border-right="2pt solid #800080"/>
    </style:style>
    <style:style style:family="paragraph" style:name="CellContent77" style:display-name="CellContent77">
      <style:text-properties/>
      <style:paragraph-properties/>
    </style:style>
    <style:style style:family="table-cell" style:name="TableCell78" style:display-name="TableCell78">
      <style:table-cell-properties style:vertical-align="bottom"/>
    </style:style>
    <style:style style:family="paragraph" style:name="CellContent78" style:display-name="CellContent78">
      <style:text-properties/>
      <style:paragraph-properties/>
    </style:style>
    <style:style style:family="table-cell" style:name="TableCell79" style:display-name="TableCell79">
      <style:table-cell-properties style:vertical-align="bottom"/>
    </style:style>
    <style:style style:family="paragraph" style:name="CellContent79" style:display-name="CellContent79">
      <style:text-properties/>
      <style:paragraph-properties/>
    </style:style>
    <style:style style:family="table-cell" style:name="TableCell80" style:display-name="TableCell80">
      <style:table-cell-properties style:vertical-align="bottom" fo:border-right="2pt solid #0000ff" fo:border-bottom="2pt solid #800080" fo:border-top="2pt solid #0000ff"/>
    </style:style>
    <style:style style:family="paragraph" style:name="CellContent80" style:display-name="CellContent80">
      <style:text-properties/>
      <style:paragraph-properties/>
    </style:style>
    <style:style style:family="table-cell" style:name="TableCell81" style:display-name="TableCell81">
      <style:table-cell-properties style:vertical-align="bottom" fo:border-right="2pt solid #0000ff" fo:border-bottom="2pt solid #800080"/>
    </style:style>
    <style:style style:family="paragraph" style:name="CellContent81" style:display-name="CellContent81">
      <style:text-properties/>
      <style:paragraph-properties/>
    </style:style>
    <style:style style:family="table-cell" style:name="TableCell82" style:display-name="TableCell82">
      <style:table-cell-properties style:vertical-align="bottom" fo:border-right="2pt solid #0000ff" fo:border-bottom="2pt solid #800080"/>
    </style:style>
    <style:style style:family="paragraph" style:name="CellContent82" style:display-name="CellContent82">
      <style:text-properties/>
      <style:paragraph-properties/>
    </style:style>
    <style:style style:family="table-cell" style:name="TableCell83" style:display-name="TableCell83">
      <style:table-cell-properties style:vertical-align="bottom" fo:border-right="2pt solid #0000ff" fo:border-bottom="2pt solid #0000ff"/>
    </style:style>
    <style:style style:family="paragraph" style:name="CellContent83" style:display-name="CellContent83">
      <style:text-properties/>
      <style:paragraph-properties/>
    </style:style>
    <style:style style:family="table-cell" style:name="TableCell84" style:display-name="TableCell84">
      <style:table-cell-properties style:vertical-align="bottom"/>
    </style:style>
    <style:style style:family="paragraph" style:name="CellContent84" style:display-name="CellContent84">
      <style:text-properties/>
      <style:paragraph-properties/>
    </style:style>
    <style:style style:family="table-cell" style:name="TableCell85" style:display-name="TableCell85">
      <style:table-cell-properties style:vertical-align="bottom"/>
    </style:style>
    <style:style style:family="paragraph" style:name="CellContent85" style:display-name="CellContent85">
      <style:text-properties/>
      <style:paragraph-properties/>
    </style:style>
    <style:style style:family="table-cell" style:name="TableCell86" style:display-name="TableCell86">
      <style:table-cell-properties style:vertical-align="bottom"/>
    </style:style>
    <style:style style:family="paragraph" style:name="CellContent86" style:display-name="CellContent86">
      <style:text-properties/>
      <style:paragraph-properties/>
    </style:style>
    <style:style style:family="table-cell" style:name="TableCell87" style:display-name="TableCell87">
      <style:table-cell-properties style:vertical-align="bottom"/>
    </style:style>
    <style:style style:family="paragraph" style:name="CellContent87" style:display-name="CellContent87">
      <style:text-properties/>
      <style:paragraph-properties/>
    </style:style>
    <style:style style:family="table-cell" style:name="TableCell88" style:display-name="TableCell88">
      <style:table-cell-properties style:vertical-align="bottom"/>
    </style:style>
    <style:style style:family="paragraph" style:name="CellContent88" style:display-name="CellContent88">
      <style:text-properties/>
      <style:paragraph-properties/>
    </style:style>
    <style:style style:family="table-cell" style:name="TableCell89" style:display-name="TableCell89">
      <style:table-cell-properties style:vertical-align="bottom"/>
    </style:style>
    <style:style style:family="paragraph" style:name="CellContent89" style:display-name="CellContent89">
      <style:text-properties/>
      <style:paragraph-properties/>
    </style:style>
    <style:style style:family="table-cell" style:name="TableCell90" style:display-name="TableCell90">
      <style:table-cell-properties style:vertical-align="bottom"/>
    </style:style>
    <style:style style:family="paragraph" style:name="CellContent90" style:display-name="CellContent90">
      <style:text-properties/>
      <style:paragraph-properties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row" style:name="TableRow14" style:display-name="TableRow14">
      <style:table-row-properties style:use-optimal-row-height="true"/>
    </style:style>
    <style:style style:family="table-row" style:name="TableRow15" style:display-name="TableRow15">
      <style:table-row-properties style:use-optimal-row-height="true"/>
    </style:style>
    <style:style style:family="table-row" style:name="TableRow16" style:display-name="TableRow16">
      <style:table-row-properties style:use-optimal-row-height="true"/>
    </style:style>
    <style:style style:family="table-row" style:name="TableRow17" style:display-name="TableRow17">
      <style:table-row-properties style:use-optimal-row-height="true"/>
    </style:style>
    <style:style style:family="table-row" style:name="TableRow18" style:display-name="TableRow18">
      <style:table-row-properties style:use-optimal-row-height="true"/>
    </style:style>
    <style:style style:family="paragraph" style:name="Sp4" style:display-name="Sp4">
      <style:paragraph-properties style:line-spacing="14.1732283465pt"/>
    </style:style>
    <style:style style:family="table-cell" style:name="TableCell91" style:display-name="TableCell91">
      <style:table-cell-properties style:vertical-align="bottom" fo:border-left="2pt solid #0000ff" fo:border-top="2pt solid #0000ff"/>
    </style:style>
    <style:style style:family="paragraph" style:name="CellContent91" style:display-name="CellContent91">
      <style:text-properties/>
      <style:paragraph-properties/>
    </style:style>
    <style:style style:family="table-cell" style:name="TableCell92" style:display-name="TableCell92">
      <style:table-cell-properties style:vertical-align="bottom" fo:border-left="1pt solid #000000" fo:border-right="1pt solid #000000" fo:border-bottom="1pt solid #000000" fo:border-top="1pt solid #000000"/>
    </style:style>
    <style:style style:family="paragraph" style:name="CellContent92" style:display-name="CellContent92">
      <style:text-properties/>
      <style:paragraph-properties/>
    </style:style>
    <style:style style:family="table-cell" style:name="TableCell93" style:display-name="TableCell93">
      <style:table-cell-properties style:vertical-align="bottom" fo:border-left="1pt solid #000000" fo:border-right="1pt solid #000000" fo:border-bottom="1pt solid #000000"/>
    </style:style>
    <style:style style:family="paragraph" style:name="CellContent93" style:display-name="CellContent93">
      <style:text-properties/>
      <style:paragraph-properties/>
    </style:style>
    <style:style style:family="table-cell" style:name="TableCell94" style:display-name="TableCell94">
      <style:table-cell-properties style:vertical-align="bottom" fo:border-left="1pt solid #000000" fo:border-right="1pt solid #000000" fo:border-bottom="1pt solid #000000"/>
    </style:style>
    <style:style style:family="paragraph" style:name="CellContent94" style:display-name="CellContent94">
      <style:text-properties/>
      <style:paragraph-properties/>
    </style:style>
    <style:style style:family="table-cell" style:name="TableCell95" style:display-name="TableCell95">
      <style:table-cell-properties style:vertical-align="bottom" fo:border-top="2pt solid #0000ff"/>
    </style:style>
    <style:style style:family="paragraph" style:name="CellContent95" style:display-name="CellContent95">
      <style:text-properties/>
      <style:paragraph-properties/>
    </style:style>
    <style:style style:family="table-cell" style:name="TableCell96" style:display-name="TableCell96">
      <style:table-cell-properties style:vertical-align="bottom" fo:border-right="1pt solid #000000" fo:border-bottom="1pt solid #000000" fo:border-top="1pt solid #000000"/>
    </style:style>
    <style:style style:family="paragraph" style:name="CellContent96" style:display-name="CellContent96">
      <style:text-properties/>
      <style:paragraph-properties/>
    </style:style>
    <style:style style:family="table-cell" style:name="TableCell97" style:display-name="TableCell97">
      <style:table-cell-properties style:vertical-align="bottom" fo:border-right="1pt solid #000000" fo:border-bottom="1pt solid #000000"/>
    </style:style>
    <style:style style:family="paragraph" style:name="CellContent97" style:display-name="CellContent97">
      <style:text-properties/>
      <style:paragraph-properties/>
    </style:style>
    <style:style style:family="table-cell" style:name="TableCell98" style:display-name="TableCell98">
      <style:table-cell-properties style:vertical-align="bottom" fo:border-bottom="1pt solid #000000" fo:border-right="1pt solid #000000"/>
    </style:style>
    <style:style style:family="paragraph" style:name="CellContent98" style:display-name="CellContent98">
      <style:text-properties/>
      <style:paragraph-properties/>
    </style:style>
    <style:style style:family="table-cell" style:name="TableCell99" style:display-name="TableCell99">
      <style:table-cell-properties style:vertical-align="bottom" fo:border-top="2pt solid #0000ff"/>
    </style:style>
    <style:style style:family="paragraph" style:name="CellContent99" style:display-name="CellContent99">
      <style:text-properties/>
      <style:paragraph-properties/>
    </style:style>
    <style:style style:family="table-cell" style:name="TableCell100" style:display-name="TableCell100">
      <style:table-cell-properties style:vertical-align="bottom" fo:border-right="1pt solid #000000" fo:border-bottom="1pt solid #000000" fo:border-top="1pt solid #000000"/>
    </style:style>
    <style:style style:family="paragraph" style:name="CellContent100" style:display-name="CellContent100">
      <style:text-properties/>
      <style:paragraph-properties/>
    </style:style>
    <style:style style:family="table-cell" style:name="TableCell101" style:display-name="TableCell101">
      <style:table-cell-properties style:vertical-align="bottom" fo:border-right="1pt solid #000000" fo:border-bottom="1pt solid #000000"/>
    </style:style>
    <style:style style:family="paragraph" style:name="CellContent101" style:display-name="CellContent101">
      <style:text-properties/>
      <style:paragraph-properties/>
    </style:style>
    <style:style style:family="table-cell" style:name="TableCell102" style:display-name="TableCell102">
      <style:table-cell-properties style:vertical-align="bottom" fo:border-bottom="1pt solid #000000" fo:border-right="1pt solid #000000"/>
    </style:style>
    <style:style style:family="paragraph" style:name="CellContent102" style:display-name="CellContent102">
      <style:text-properties/>
      <style:paragraph-properties/>
    </style:style>
    <style:style style:family="table-cell" style:name="TableCell103" style:display-name="TableCell103">
      <style:table-cell-properties style:vertical-align="bottom" fo:border-top="2pt solid #0000ff"/>
    </style:style>
    <style:style style:family="paragraph" style:name="CellContent103" style:display-name="CellContent103">
      <style:text-properties/>
      <style:paragraph-properties/>
    </style:style>
    <style:style style:family="table-cell" style:name="TableCell104" style:display-name="TableCell104">
      <style:table-cell-properties style:vertical-align="bottom" fo:border-right="1pt solid #000000" fo:border-bottom="1pt solid #000000" fo:border-top="1pt solid #000000"/>
    </style:style>
    <style:style style:family="paragraph" style:name="CellContent104" style:display-name="CellContent104">
      <style:text-properties/>
      <style:paragraph-properties/>
    </style:style>
    <style:style style:family="table-cell" style:name="TableCell105" style:display-name="TableCell105">
      <style:table-cell-properties style:vertical-align="bottom" fo:border-right="1pt solid #000000" fo:border-bottom="1pt solid #000000"/>
    </style:style>
    <style:style style:family="paragraph" style:name="CellContent105" style:display-name="CellContent105">
      <style:text-properties/>
      <style:paragraph-properties/>
    </style:style>
    <style:style style:family="table-cell" style:name="TableCell106" style:display-name="TableCell106">
      <style:table-cell-properties style:vertical-align="bottom" fo:border-bottom="1pt solid #000000" fo:border-right="1pt solid #000000"/>
    </style:style>
    <style:style style:family="paragraph" style:name="CellContent106" style:display-name="CellContent106">
      <style:text-properties/>
      <style:paragraph-properties/>
    </style:style>
    <style:style style:family="table-cell" style:name="TableCell107" style:display-name="TableCell107">
      <style:table-cell-properties style:vertical-align="bottom" fo:border-right="2pt solid #0000ff" fo:border-bottom="2pt solid #0000ff" fo:border-top="2pt solid #0000ff"/>
    </style:style>
    <style:style style:family="paragraph" style:name="CellContent107" style:display-name="CellContent107">
      <style:text-properties/>
      <style:paragraph-properties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9" style:display-name="TableRow19">
      <style:table-row-properties style:use-optimal-row-height="true"/>
    </style:style>
    <style:style style:family="table-row" style:name="TableRow20" style:display-name="TableRow20">
      <style:table-row-properties style:use-optimal-row-height="true"/>
    </style:style>
    <style:style style:family="table-row" style:name="TableRow21" style:display-name="TableRow21">
      <style:table-row-properties style:use-optimal-row-height="true"/>
    </style:style>
    <style:style style:family="table-row" style:name="TableRow22" style:display-name="TableRow22">
      <style:table-row-properties style:use-optimal-row-height="true"/>
    </style:style>
    <style:style style:family="paragraph" style:name="Sp5" style:display-name="Sp5">
      <style:paragraph-properties style:line-spacing="14.1732283465pt"/>
    </style:style>
    <style:style style:family="table-cell" style:name="TableCell111" style:display-name="TableCell111">
      <style:table-cell-properties style:vertical-align="bottom" fo:border-left="2pt solid #0000ff" fo:border-top="2pt solid #0000ff"/>
    </style:style>
    <style:style style:family="paragraph" style:name="CellContent111" style:display-name="CellContent111">
      <style:text-properties/>
      <style:paragraph-properties/>
    </style:style>
    <style:style style:family="table-cell" style:name="TableCell112" style:display-name="TableCell112">
      <style:table-cell-properties style:vertical-align="bottom" fo:border-left="2pt solid #0000ff"/>
    </style:style>
    <style:style style:family="paragraph" style:name="CellContent112" style:display-name="CellContent112">
      <style:text-properties/>
      <style:paragraph-properties/>
    </style:style>
    <style:style style:family="table-cell" style:name="TableCell113" style:display-name="TableCell113">
      <style:table-cell-properties style:vertical-align="bottom" fo:border-left="2pt solid #0000ff"/>
    </style:style>
    <style:style style:family="paragraph" style:name="CellContent113" style:display-name="CellContent113">
      <style:text-properties/>
      <style:paragraph-properties/>
    </style:style>
    <style:style style:family="table-cell" style:name="TableCell114" style:display-name="TableCell114">
      <style:table-cell-properties style:vertical-align="bottom" fo:border-left="2pt solid #0000ff" fo:border-bottom="2pt solid #0000ff"/>
    </style:style>
    <style:style style:family="paragraph" style:name="CellContent114" style:display-name="CellContent114">
      <style:text-properties/>
      <style:paragraph-properties/>
    </style:style>
    <style:style style:family="table-cell" style:name="TableCell115" style:display-name="TableCell115">
      <style:table-cell-properties style:vertical-align="bottom" fo:border-top="2pt solid #0000ff"/>
    </style:style>
    <style:style style:family="paragraph" style:name="CellContent115" style:display-name="CellContent115">
      <style:text-properties/>
      <style:paragraph-properties/>
    </style:style>
    <style:style style:family="table-cell" style:name="TableCell116" style:display-name="TableCell116">
      <style:table-cell-properties style:vertical-align="bottom"/>
    </style:style>
    <style:style style:family="paragraph" style:name="CellContent116" style:display-name="CellContent116">
      <style:text-properties/>
      <style:paragraph-properties/>
    </style:style>
    <style:style style:family="table-cell" style:name="TableCell117" style:display-name="TableCell117">
      <style:table-cell-properties style:vertical-align="bottom"/>
    </style:style>
    <style:style style:family="paragraph" style:name="CellContent117" style:display-name="CellContent117">
      <style:text-properties/>
      <style:paragraph-properties/>
    </style:style>
    <style:style style:family="table-cell" style:name="TableCell118" style:display-name="TableCell118">
      <style:table-cell-properties style:vertical-align="bottom" fo:border-bottom="2pt solid #0000ff"/>
    </style:style>
    <style:style style:family="paragraph" style:name="CellContent118" style:display-name="CellContent118">
      <style:text-properties/>
      <style:paragraph-properties/>
    </style:style>
    <style:style style:family="table-cell" style:name="TableCell119" style:display-name="TableCell119">
      <style:table-cell-properties style:vertical-align="bottom" fo:border-top="2pt solid #0000ff"/>
    </style:style>
    <style:style style:family="paragraph" style:name="CellContent119" style:display-name="CellContent119">
      <style:text-properties/>
      <style:paragraph-properties/>
    </style:style>
    <style:style style:family="table-cell" style:name="TableCell120" style:display-name="TableCell120">
      <style:table-cell-properties style:vertical-align="bottom"/>
    </style:style>
    <style:style style:family="paragraph" style:name="CellContent120" style:display-name="CellContent120">
      <style:text-properties/>
      <style:paragraph-properties/>
    </style:style>
    <style:style style:family="table-cell" style:name="TableCell121" style:display-name="TableCell121">
      <style:table-cell-properties style:vertical-align="bottom"/>
    </style:style>
    <style:style style:family="paragraph" style:name="CellContent121" style:display-name="CellContent121">
      <style:text-properties/>
      <style:paragraph-properties/>
    </style:style>
    <style:style style:family="table-cell" style:name="TableCell122" style:display-name="TableCell122">
      <style:table-cell-properties style:vertical-align="bottom" fo:border-bottom="2pt solid #0000ff"/>
    </style:style>
    <style:style style:family="paragraph" style:name="CellContent122" style:display-name="CellContent122">
      <style:text-properties/>
      <style:paragraph-properties/>
    </style:style>
    <style:style style:family="table-cell" style:name="TableCell123" style:display-name="TableCell123">
      <style:table-cell-properties style:vertical-align="bottom" fo:border-top="2pt solid #0000ff"/>
    </style:style>
    <style:style style:family="paragraph" style:name="CellContent123" style:display-name="CellContent123">
      <style:text-properties/>
      <style:paragraph-properties/>
    </style:style>
    <style:style style:family="table-cell" style:name="TableCell124" style:display-name="TableCell124">
      <style:table-cell-properties style:vertical-align="bottom" fo:border-right="2pt solid #0000ff" fo:border-bottom="2pt solid #0000ff"/>
    </style:style>
    <style:style style:family="paragraph" style:name="CellContent124" style:display-name="CellContent124">
      <style:text-properties/>
      <style:paragraph-properties/>
    </style:style>
    <style:style style:family="table-cell" style:name="TableCell127" style:display-name="TableCell127">
      <style:table-cell-properties style:vertical-align="bottom" fo:border-right="2pt solid #0000ff" fo:border-top="2pt solid #0000ff"/>
    </style:style>
    <style:style style:family="paragraph" style:name="CellContent127" style:display-name="CellContent127">
      <style:text-properties/>
      <style:paragraph-properties/>
    </style:style>
    <style:style style:family="table-column" style:name="TableColumn21" style:display-name="TableColumn21">
      <style:table-column-properties/>
    </style:style>
    <style:style style:family="table-column" style:name="TableColumn22" style:display-name="TableColumn22">
      <style:table-column-properties/>
    </style:style>
    <style:style style:family="table-column" style:name="TableColumn23" style:display-name="TableColumn23">
      <style:table-column-properties/>
    </style:style>
    <style:style style:family="table-column" style:name="TableColumn24" style:display-name="TableColumn24">
      <style:table-column-properties/>
    </style:style>
    <style:style style:family="table-column" style:name="TableColumn25" style:display-name="TableColumn25">
      <style:table-column-properties/>
    </style:style>
    <style:style style:family="table-row" style:name="TableRow23" style:display-name="TableRow23">
      <style:table-row-properties style:use-optimal-row-height="true"/>
    </style:style>
    <style:style style:family="table-row" style:name="TableRow24" style:display-name="TableRow24">
      <style:table-row-properties style:use-optimal-row-height="true"/>
    </style:style>
    <style:style style:family="table-row" style:name="TableRow25" style:display-name="TableRow25">
      <style:table-row-properties style:use-optimal-row-height="true"/>
    </style:style>
    <style:style style:family="table-row" style:name="TableRow26" style:display-name="TableRow26">
      <style:table-row-properties style:use-optimal-row-height="true"/>
    </style:style>
    <style:style style:family="paragraph" style:name="Sp6" style:display-name="Sp6">
      <style:paragraph-properties style:line-spacing="14.1732283465pt"/>
    </style:style>
    <style:style style:family="table-cell" style:name="TableCell131" style:display-name="TableCell131">
      <style:table-cell-properties style:vertical-align="bottom" fo:border-left="2pt solid #0000ff" fo:border-right="2pt solid #0000ff" fo:border-bottom="2pt solid #0000ff" fo:border-top="2pt solid #0000ff"/>
    </style:style>
    <style:style style:family="paragraph" style:name="CellContent131" style:display-name="CellContent131">
      <style:text-properties/>
      <style:paragraph-properties/>
    </style:style>
    <style:style style:family="table-cell" style:name="TableCell132" style:display-name="TableCell132">
      <style:table-cell-properties style:vertical-align="bottom" fo:border-left="2pt solid #0000ff" fo:border-right="2pt solid #0000ff" fo:border-bottom="2pt solid #0000ff"/>
    </style:style>
    <style:style style:family="paragraph" style:name="CellContent132" style:display-name="CellContent132">
      <style:text-properties/>
      <style:paragraph-properties/>
    </style:style>
    <style:style style:family="table-cell" style:name="TableCell133" style:display-name="TableCell133">
      <style:table-cell-properties style:vertical-align="bottom" fo:border-left="2pt solid #0000ff" fo:border-right="2pt solid #0000ff" fo:border-bottom="2pt solid #0000ff"/>
    </style:style>
    <style:style style:family="paragraph" style:name="CellContent133" style:display-name="CellContent133">
      <style:text-properties/>
      <style:paragraph-properties/>
    </style:style>
    <style:style style:family="table-cell" style:name="TableCell134" style:display-name="TableCell134">
      <style:table-cell-properties style:vertical-align="bottom" fo:border-left="2pt solid #0000ff" fo:border-right="2pt solid #0000ff" fo:border-bottom="2pt solid #0000ff"/>
    </style:style>
    <style:style style:family="paragraph" style:name="CellContent134" style:display-name="CellContent134">
      <style:text-properties/>
      <style:paragraph-properties/>
    </style:style>
    <style:style style:family="table-cell" style:name="TableCell135" style:display-name="TableCell135">
      <style:table-cell-properties style:vertical-align="bottom" fo:border-right="2pt solid #0000ff" fo:border-bottom="2pt solid #0000ff" fo:border-top="2pt solid #0000ff"/>
    </style:style>
    <style:style style:family="paragraph" style:name="CellContent135" style:display-name="CellContent135">
      <style:text-properties/>
      <style:paragraph-properties/>
    </style:style>
    <style:style style:family="table-cell" style:name="TableCell136" style:display-name="TableCell136">
      <style:table-cell-properties style:vertical-align="bottom" fo:border-right="2pt solid #0000ff" fo:border-bottom="2pt solid #0000ff"/>
    </style:style>
    <style:style style:family="paragraph" style:name="CellContent136" style:display-name="CellContent136">
      <style:text-properties/>
      <style:paragraph-properties/>
    </style:style>
    <style:style style:family="table-cell" style:name="TableCell137" style:display-name="TableCell137">
      <style:table-cell-properties style:vertical-align="bottom" fo:border-right="2pt solid #0000ff" fo:border-bottom="2pt solid #0000ff"/>
    </style:style>
    <style:style style:family="paragraph" style:name="CellContent137" style:display-name="CellContent137">
      <style:text-properties/>
      <style:paragraph-properties/>
    </style:style>
    <style:style style:family="table-cell" style:name="TableCell138" style:display-name="TableCell138">
      <style:table-cell-properties style:vertical-align="bottom" fo:border-bottom="2pt solid #0000ff" fo:border-right="2pt solid #0000ff"/>
    </style:style>
    <style:style style:family="paragraph" style:name="CellContent138" style:display-name="CellContent138">
      <style:text-properties/>
      <style:paragraph-properties/>
    </style:style>
    <style:style style:family="table-cell" style:name="TableCell139" style:display-name="TableCell139">
      <style:table-cell-properties style:vertical-align="bottom" fo:border-right="2pt solid #0000ff" fo:border-bottom="2pt solid #0000ff" fo:border-top="2pt solid #0000ff"/>
    </style:style>
    <style:style style:family="paragraph" style:name="CellContent139" style:display-name="CellContent139">
      <style:text-properties/>
      <style:paragraph-properties/>
    </style:style>
    <style:style style:family="table-cell" style:name="TableCell140" style:display-name="TableCell140">
      <style:table-cell-properties style:vertical-align="bottom" fo:border-right="2pt solid #0000ff" fo:border-bottom="2pt solid #0000ff"/>
    </style:style>
    <style:style style:family="paragraph" style:name="CellContent140" style:display-name="CellContent140">
      <style:text-properties/>
      <style:paragraph-properties/>
    </style:style>
    <style:style style:family="table-cell" style:name="TableCell141" style:display-name="TableCell141">
      <style:table-cell-properties style:vertical-align="bottom" fo:border-right="2pt solid #0000ff" fo:border-bottom="2pt solid #0000ff"/>
    </style:style>
    <style:style style:family="paragraph" style:name="CellContent141" style:display-name="CellContent141">
      <style:text-properties/>
      <style:paragraph-properties/>
    </style:style>
    <style:style style:family="table-cell" style:name="TableCell142" style:display-name="TableCell142">
      <style:table-cell-properties style:vertical-align="bottom" fo:border-bottom="2pt solid #0000ff" fo:border-right="2pt solid #0000ff"/>
    </style:style>
    <style:style style:family="paragraph" style:name="CellContent142" style:display-name="CellContent142">
      <style:text-properties/>
      <style:paragraph-properties/>
    </style:style>
    <style:style style:family="table-cell" style:name="TableCell143" style:display-name="TableCell143">
      <style:table-cell-properties style:vertical-align="bottom" fo:border-right="2pt solid #0000ff" fo:border-bottom="2pt solid #0000ff" fo:border-top="2pt solid #0000ff"/>
    </style:style>
    <style:style style:family="paragraph" style:name="CellContent143" style:display-name="CellContent143">
      <style:text-properties/>
      <style:paragraph-properties/>
    </style:style>
    <style:style style:family="table-cell" style:name="TableCell144" style:display-name="TableCell144">
      <style:table-cell-properties style:vertical-align="bottom" fo:border-right="2pt solid #0000ff" fo:border-bottom="2pt solid #0000ff"/>
    </style:style>
    <style:style style:family="paragraph" style:name="CellContent144" style:display-name="CellContent144">
      <style:text-properties/>
      <style:paragraph-properties/>
    </style:style>
    <style:style style:family="table-cell" style:name="TableCell147" style:display-name="TableCell147">
      <style:table-cell-properties style:vertical-align="bottom" fo:border-right="2pt solid #0000ff" fo:border-bottom="2pt solid #0000ff" fo:border-top="2pt solid #0000ff"/>
    </style:style>
    <style:style style:family="paragraph" style:name="CellContent147" style:display-name="CellContent147">
      <style:text-properties/>
      <style:paragraph-properties/>
    </style:style>
    <style:style style:family="table-column" style:name="TableColumn26" style:display-name="TableColumn26">
      <style:table-column-properties/>
    </style:style>
    <style:style style:family="table-column" style:name="TableColumn27" style:display-name="TableColumn27">
      <style:table-column-properties/>
    </style:style>
    <style:style style:family="table-column" style:name="TableColumn28" style:display-name="TableColumn28">
      <style:table-column-properties/>
    </style:style>
    <style:style style:family="table-column" style:name="TableColumn29" style:display-name="TableColumn29">
      <style:table-column-properties/>
    </style:style>
    <style:style style:family="table-column" style:name="TableColumn30" style:display-name="TableColumn30">
      <style:table-column-properties/>
    </style:style>
    <style:style style:family="table-row" style:name="TableRow27" style:display-name="TableRow27">
      <style:table-row-properties style:use-optimal-row-height="true"/>
    </style:style>
    <style:style style:family="table-row" style:name="TableRow28" style:display-name="TableRow28">
      <style:table-row-properties style:use-optimal-row-height="true"/>
    </style:style>
    <style:style style:family="table-row" style:name="TableRow29" style:display-name="TableRow29">
      <style:table-row-properties style:use-optimal-row-height="true"/>
    </style:style>
    <style:style style:family="table-row" style:name="TableRow30" style:display-name="TableRow30">
      <style:table-row-properties style:use-optimal-row-height="true"/>
    </style:style>
    <style:style style:family="paragraph" style:name="Sp7" style:display-name="Sp7">
      <style:paragraph-properties style:line-spacing="14.1732283465pt"/>
    </style:style>
    <style:style style:family="table-cell" style:name="TableCell151" style:display-name="TableCell151">
      <style:table-cell-properties style:vertical-align="bottom" fo:border-right="2pt solid #0000ff" fo:border-bottom="2pt solid #0000ff"/>
    </style:style>
    <style:style style:family="paragraph" style:name="CellContent151" style:display-name="CellContent151">
      <style:text-properties/>
      <style:paragraph-properties/>
    </style:style>
    <style:style style:family="table-cell" style:name="TableCell152" style:display-name="TableCell152">
      <style:table-cell-properties style:vertical-align="bottom" fo:border-right="2pt solid #0000ff" fo:border-bottom="2pt solid #0000ff"/>
    </style:style>
    <style:style style:family="paragraph" style:name="CellContent152" style:display-name="CellContent152">
      <style:text-properties/>
      <style:paragraph-properties/>
    </style:style>
    <style:style style:family="table-cell" style:name="TableCell153" style:display-name="TableCell153">
      <style:table-cell-properties style:vertical-align="bottom" fo:border-right="2pt solid #0000ff" fo:border-bottom="2pt solid #0000ff"/>
    </style:style>
    <style:style style:family="paragraph" style:name="CellContent153" style:display-name="CellContent153">
      <style:text-properties/>
      <style:paragraph-properties/>
    </style:style>
    <style:style style:family="table-cell" style:name="TableCell154" style:display-name="TableCell154">
      <style:table-cell-properties style:vertical-align="bottom" fo:border-right="2pt solid #0000ff"/>
    </style:style>
    <style:style style:family="paragraph" style:name="CellContent154" style:display-name="CellContent154">
      <style:text-properties/>
      <style:paragraph-properties/>
    </style:style>
    <style:style style:family="table-cell" style:name="TableCell155" style:display-name="TableCell155">
      <style:table-cell-properties style:vertical-align="bottom" fo:border-right="2pt solid #0000ff" fo:border-bottom="2pt solid #0000ff"/>
    </style:style>
    <style:style style:family="paragraph" style:name="CellContent155" style:display-name="CellContent155">
      <style:text-properties/>
      <style:paragraph-properties/>
    </style:style>
    <style:style style:family="table-cell" style:name="TableCell156" style:display-name="TableCell156">
      <style:table-cell-properties style:vertical-align="bottom" fo:border-right="2pt solid #0000ff" fo:border-bottom="2pt solid #0000ff"/>
    </style:style>
    <style:style style:family="paragraph" style:name="CellContent156" style:display-name="CellContent156">
      <style:text-properties/>
      <style:paragraph-properties/>
    </style:style>
    <style:style style:family="table-cell" style:name="TableCell157" style:display-name="TableCell157">
      <style:table-cell-properties style:vertical-align="bottom" fo:border-right="2pt solid #0000ff" fo:border-bottom="2pt solid #0000ff"/>
    </style:style>
    <style:style style:family="paragraph" style:name="CellContent157" style:display-name="CellContent157">
      <style:text-properties/>
      <style:paragraph-properties/>
    </style:style>
    <style:style style:family="table-cell" style:name="TableCell158" style:display-name="TableCell158">
      <style:table-cell-properties style:vertical-align="bottom" fo:border-right="2pt solid #0000ff"/>
    </style:style>
    <style:style style:family="paragraph" style:name="CellContent158" style:display-name="CellContent158">
      <style:text-properties/>
      <style:paragraph-properties/>
    </style:style>
    <style:style style:family="table-cell" style:name="TableCell159" style:display-name="TableCell159">
      <style:table-cell-properties style:vertical-align="bottom" fo:border-right="2pt solid #0000ff" fo:border-bottom="2pt solid #0000ff"/>
    </style:style>
    <style:style style:family="paragraph" style:name="CellContent159" style:display-name="CellContent159">
      <style:text-properties/>
      <style:paragraph-properties/>
    </style:style>
    <style:style style:family="table-cell" style:name="TableCell160" style:display-name="TableCell160">
      <style:table-cell-properties style:vertical-align="bottom" fo:border-right="2pt solid #0000ff" fo:border-bottom="2pt solid #0000ff"/>
    </style:style>
    <style:style style:family="paragraph" style:name="CellContent160" style:display-name="CellContent160">
      <style:text-properties/>
      <style:paragraph-properties/>
    </style:style>
    <style:style style:family="table-cell" style:name="TableCell161" style:display-name="TableCell161">
      <style:table-cell-properties style:vertical-align="bottom" fo:border-right="2pt solid #0000ff" fo:border-bottom="2pt solid #0000ff"/>
    </style:style>
    <style:style style:family="paragraph" style:name="CellContent161" style:display-name="CellContent161">
      <style:text-properties/>
      <style:paragraph-properties/>
    </style:style>
    <style:style style:family="table-cell" style:name="TableCell162" style:display-name="TableCell162">
      <style:table-cell-properties style:vertical-align="bottom" fo:border-right="2pt solid #0000ff"/>
    </style:style>
    <style:style style:family="paragraph" style:name="CellContent162" style:display-name="CellContent162">
      <style:text-properties/>
      <style:paragraph-properties/>
    </style:style>
    <style:style style:family="table-cell" style:name="TableCell163" style:display-name="TableCell163">
      <style:table-cell-properties style:vertical-align="bottom" fo:border-right="2pt solid #0000ff" fo:border-bottom="2pt solid #0000ff"/>
    </style:style>
    <style:style style:family="paragraph" style:name="CellContent163" style:display-name="CellContent163">
      <style:text-properties/>
      <style:paragraph-properties/>
    </style:style>
    <style:style style:family="table-cell" style:name="TableCell164" style:display-name="TableCell164">
      <style:table-cell-properties style:vertical-align="bottom"/>
    </style:style>
    <style:style style:family="paragraph" style:name="CellContent164" style:display-name="CellContent164">
      <style:text-properties/>
      <style:paragraph-properties/>
    </style:style>
    <style:style style:family="table-cell" style:name="TableCell167" style:display-name="TableCell167">
      <style:table-cell-properties style:vertical-align="bottom" fo:border-bottom="2pt solid #0000ff"/>
    </style:style>
    <style:style style:family="paragraph" style:name="CellContent167" style:display-name="CellContent167">
      <style:text-properties/>
      <style:paragraph-properties/>
    </style:style>
    <style:style style:family="table-column" style:name="TableColumn31" style:display-name="TableColumn31">
      <style:table-column-properties/>
    </style:style>
    <style:style style:family="table-column" style:name="TableColumn32" style:display-name="TableColumn32">
      <style:table-column-properties/>
    </style:style>
    <style:style style:family="table-column" style:name="TableColumn33" style:display-name="TableColumn33">
      <style:table-column-properties/>
    </style:style>
    <style:style style:family="table-column" style:name="TableColumn34" style:display-name="TableColumn34">
      <style:table-column-properties/>
    </style:style>
    <style:style style:family="table-column" style:name="TableColumn35" style:display-name="TableColumn35">
      <style:table-column-properties/>
    </style:style>
    <style:style style:family="table-row" style:name="TableRow31" style:display-name="TableRow31">
      <style:table-row-properties style:use-optimal-row-height="true"/>
    </style:style>
    <style:style style:family="table-row" style:name="TableRow32" style:display-name="TableRow32">
      <style:table-row-properties style:use-optimal-row-height="true"/>
    </style:style>
    <style:style style:family="table-row" style:name="TableRow33" style:display-name="TableRow33">
      <style:table-row-properties style:use-optimal-row-height="true"/>
    </style:style>
    <style:style style:family="table-row" style:name="TableRow34" style:display-name="TableRow34">
      <style:table-row-properties style:use-optimal-row-height="true"/>
    </style:style>
    <style:style style:family="paragraph" style:name="Sp8" style:display-name="Sp8">
      <style:paragraph-properties style:line-spacing="14.1732283465pt"/>
    </style:style>
    <style:style style:family="table-cell" style:name="TableCell171" style:display-name="TableCell171">
      <style:table-cell-properties style:vertical-align="bottom" fo:border-left="2pt solid #0000ff" fo:border-top="2pt solid #0000ff"/>
    </style:style>
    <style:style style:family="paragraph" style:name="CellContent171" style:display-name="CellContent171">
      <style:text-properties/>
      <style:paragraph-properties/>
    </style:style>
    <style:style style:family="table-cell" style:name="TableCell172" style:display-name="TableCell172">
      <style:table-cell-properties style:vertical-align="bottom" fo:border-left="2pt solid #0000ff" fo:border-right="1pt solid #800080" fo:border-bottom="1pt solid #800080" fo:border-top="1pt solid #800080"/>
    </style:style>
    <style:style style:family="paragraph" style:name="CellContent172" style:display-name="CellContent172">
      <style:text-properties/>
      <style:paragraph-properties/>
    </style:style>
    <style:style style:family="table-cell" style:name="TableCell173" style:display-name="TableCell173">
      <style:table-cell-properties style:vertical-align="bottom" fo:border-left="2pt solid #0000ff" fo:border-right="1pt solid #800080" fo:border-bottom="1pt solid #800080"/>
    </style:style>
    <style:style style:family="paragraph" style:name="CellContent173" style:display-name="CellContent173">
      <style:text-properties/>
      <style:paragraph-properties/>
    </style:style>
    <style:style style:family="table-cell" style:name="TableCell174" style:display-name="TableCell174">
      <style:table-cell-properties style:vertical-align="bottom" fo:border-left="2pt solid #0000ff" fo:border-right="1pt solid #800080" fo:border-bottom="1pt solid #800080"/>
    </style:style>
    <style:style style:family="paragraph" style:name="CellContent174" style:display-name="CellContent174">
      <style:text-properties/>
      <style:paragraph-properties/>
    </style:style>
    <style:style style:family="table-cell" style:name="TableCell175" style:display-name="TableCell175">
      <style:table-cell-properties style:vertical-align="bottom" fo:border-left="2pt solid #0000ff" fo:border-right="1pt solid #800080" fo:border-bottom="2pt solid #0000ff"/>
    </style:style>
    <style:style style:family="paragraph" style:name="CellContent175" style:display-name="CellContent175">
      <style:text-properties/>
      <style:paragraph-properties/>
    </style:style>
    <style:style style:family="table-cell" style:name="TableCell177" style:display-name="TableCell177">
      <style:table-cell-properties style:vertical-align="bottom" fo:border-right="1pt solid #800080" fo:border-bottom="1pt solid #800080" fo:border-top="1pt solid #800080"/>
    </style:style>
    <style:style style:family="paragraph" style:name="CellContent177" style:display-name="CellContent177">
      <style:text-properties/>
      <style:paragraph-properties/>
    </style:style>
    <style:style style:family="table-cell" style:name="TableCell178" style:display-name="TableCell178">
      <style:table-cell-properties style:vertical-align="bottom" fo:border-right="1pt solid #800080" fo:border-bottom="1pt solid #800080"/>
    </style:style>
    <style:style style:family="paragraph" style:name="CellContent178" style:display-name="CellContent178">
      <style:text-properties/>
      <style:paragraph-properties/>
    </style:style>
    <style:style style:family="table-cell" style:name="TableCell179" style:display-name="TableCell179">
      <style:table-cell-properties style:vertical-align="bottom" fo:border-right="1pt solid #800080" fo:border-bottom="1pt solid #800080"/>
    </style:style>
    <style:style style:family="paragraph" style:name="CellContent179" style:display-name="CellContent179">
      <style:text-properties/>
      <style:paragraph-properties/>
    </style:style>
    <style:style style:family="table-cell" style:name="TableCell180" style:display-name="TableCell180">
      <style:table-cell-properties style:vertical-align="bottom" fo:border-bottom="2pt solid #0000ff" fo:border-right="1pt solid #800080"/>
    </style:style>
    <style:style style:family="paragraph" style:name="CellContent180" style:display-name="CellContent180">
      <style:text-properties/>
      <style:paragraph-properties/>
    </style:style>
    <style:style style:family="table-cell" style:name="TableCell182" style:display-name="TableCell182">
      <style:table-cell-properties style:vertical-align="bottom" fo:border-right="1pt solid #800080" fo:border-bottom="1pt solid #800080" fo:border-top="1pt solid #800080"/>
    </style:style>
    <style:style style:family="paragraph" style:name="CellContent182" style:display-name="CellContent182">
      <style:text-properties/>
      <style:paragraph-properties/>
    </style:style>
    <style:style style:family="table-cell" style:name="TableCell183" style:display-name="TableCell183">
      <style:table-cell-properties style:vertical-align="bottom" fo:border-right="1pt solid #800080" fo:border-bottom="1pt solid #800080"/>
    </style:style>
    <style:style style:family="paragraph" style:name="CellContent183" style:display-name="CellContent183">
      <style:text-properties/>
      <style:paragraph-properties/>
    </style:style>
    <style:style style:family="table-cell" style:name="TableCell184" style:display-name="TableCell184">
      <style:table-cell-properties style:vertical-align="bottom" fo:border-right="1pt solid #800080" fo:border-bottom="1pt solid #800080"/>
    </style:style>
    <style:style style:family="paragraph" style:name="CellContent184" style:display-name="CellContent184">
      <style:text-properties/>
      <style:paragraph-properties/>
    </style:style>
    <style:style style:family="table-cell" style:name="TableCell185" style:display-name="TableCell185">
      <style:table-cell-properties style:vertical-align="bottom" fo:border-bottom="2pt solid #0000ff" fo:border-right="1pt solid #800080"/>
    </style:style>
    <style:style style:family="paragraph" style:name="CellContent185" style:display-name="CellContent185">
      <style:text-properties/>
      <style:paragraph-properties/>
    </style:style>
    <style:style style:family="table-cell" style:name="TableCell186" style:display-name="TableCell186">
      <style:table-cell-properties style:vertical-align="bottom" fo:border-left="2pt solid #000000" fo:border-right="2pt solid #000000" fo:border-bottom="2pt solid #000000" fo:border-top="2pt solid #0000ff"/>
    </style:style>
    <style:style style:family="paragraph" style:name="CellContent186" style:display-name="CellContent186">
      <style:text-properties/>
      <style:paragraph-properties/>
    </style:style>
    <style:style style:family="table-cell" style:name="TableCell187" style:display-name="TableCell187">
      <style:table-cell-properties style:vertical-align="bottom" fo:border-right="1pt solid #800080" fo:border-bottom="1pt solid #800080" fo:border-top="1pt solid #800080"/>
    </style:style>
    <style:style style:family="paragraph" style:name="CellContent187" style:display-name="CellContent187">
      <style:text-properties/>
      <style:paragraph-properties/>
    </style:style>
    <style:style style:family="table-cell" style:name="TableCell188" style:display-name="TableCell188">
      <style:table-cell-properties style:vertical-align="bottom" fo:border-right="1pt solid #800080" fo:border-bottom="1pt solid #800080"/>
    </style:style>
    <style:style style:family="paragraph" style:name="CellContent188" style:display-name="CellContent188">
      <style:text-properties/>
      <style:paragraph-properties/>
    </style:style>
    <style:style style:family="table-cell" style:name="TableCell189" style:display-name="TableCell189">
      <style:table-cell-properties style:vertical-align="bottom" fo:border-right="1pt solid #800080" fo:border-bottom="1pt solid #800080"/>
    </style:style>
    <style:style style:family="paragraph" style:name="CellContent189" style:display-name="CellContent189">
      <style:text-properties/>
      <style:paragraph-properties/>
    </style:style>
    <style:style style:family="table-cell" style:name="TableCell190" style:display-name="TableCell190">
      <style:table-cell-properties style:vertical-align="bottom" fo:border-right="1pt solid #800080" fo:border-bottom="2pt solid #0000ff"/>
    </style:style>
    <style:style style:family="paragraph" style:name="CellContent190" style:display-name="CellContent190">
      <style:text-properties/>
      <style:paragraph-properties/>
    </style:style>
    <style:style style:family="table-cell" style:name="TableCell191" style:display-name="TableCell191">
      <style:table-cell-properties style:vertical-align="bottom" fo:border-right="2pt solid #0000ff" fo:border-bottom="2pt solid #0000ff" fo:border-top="2pt solid #0000ff"/>
    </style:style>
    <style:style style:family="paragraph" style:name="CellContent191" style:display-name="CellContent191">
      <style:text-properties/>
      <style:paragraph-properties/>
    </style:style>
    <style:style style:family="table-column" style:name="TableColumn36" style:display-name="TableColumn36">
      <style:table-column-properties/>
    </style:style>
    <style:style style:family="table-column" style:name="TableColumn37" style:display-name="TableColumn37">
      <style:table-column-properties/>
    </style:style>
    <style:style style:family="table-column" style:name="TableColumn38" style:display-name="TableColumn38">
      <style:table-column-properties/>
    </style:style>
    <style:style style:family="table-column" style:name="TableColumn39" style:display-name="TableColumn39">
      <style:table-column-properties/>
    </style:style>
    <style:style style:family="table-column" style:name="TableColumn40" style:display-name="TableColumn40">
      <style:table-column-properties/>
    </style:style>
    <style:style style:family="table-row" style:name="TableRow35" style:display-name="TableRow35">
      <style:table-row-properties style:use-optimal-row-height="true"/>
    </style:style>
    <style:style style:family="table-row" style:name="TableRow36" style:display-name="TableRow36">
      <style:table-row-properties style:use-optimal-row-height="true"/>
    </style:style>
    <style:style style:family="table-row" style:name="TableRow37" style:display-name="TableRow37">
      <style:table-row-properties style:use-optimal-row-height="true"/>
    </style:style>
    <style:style style:family="table-row" style:name="TableRow38" style:display-name="TableRow38">
      <style:table-row-properties style:use-optimal-row-height="true"/>
    </style:style>
    <style:style style:family="table-row" style:name="TableRow39" style:display-name="TableRow39">
      <style:table-row-properties style:use-optimal-row-height="true"/>
    </style:style>
    <style:style style:family="paragraph" style:name="Sp9" style:display-name="Sp9">
      <style:paragraph-properties style:line-spacing="14.1732283465pt"/>
    </style:style>
    <style:style style:family="table-cell" style:name="TableCell197" style:display-name="TableCell197">
      <style:table-cell-properties style:vertical-align="bottom"/>
    </style:style>
    <style:style style:family="paragraph" style:name="CellContent197" style:display-name="CellContent197">
      <style:text-properties/>
      <style:paragraph-properties/>
    </style:style>
    <style:style style:family="table-cell" style:name="TableCell198" style:display-name="TableCell198">
      <style:table-cell-properties style:vertical-align="bottom"/>
    </style:style>
    <style:style style:family="paragraph" style:name="CellContent198" style:display-name="CellContent198">
      <style:text-properties/>
      <style:paragraph-properties/>
    </style:style>
    <style:style style:family="table-cell" style:name="TableCell199" style:display-name="TableCell199">
      <style:table-cell-properties style:vertical-align="bottom"/>
    </style:style>
    <style:style style:family="paragraph" style:name="CellContent199" style:display-name="CellContent199">
      <style:text-properties/>
      <style:paragraph-properties/>
    </style:style>
    <style:style style:family="table-cell" style:name="TableCell200" style:display-name="TableCell200">
      <style:table-cell-properties style:vertical-align="bottom"/>
    </style:style>
    <style:style style:family="paragraph" style:name="CellContent200" style:display-name="CellContent200">
      <style:text-properties/>
      <style:paragraph-properties/>
    </style:style>
    <style:style style:family="table-cell" style:name="TableCell201" style:display-name="TableCell201">
      <style:table-cell-properties style:vertical-align="bottom"/>
    </style:style>
    <style:style style:family="paragraph" style:name="CellContent201" style:display-name="CellContent201">
      <style:text-properties/>
      <style:paragraph-properties/>
    </style:style>
    <style:style style:family="table-cell" style:name="TableCell203" style:display-name="TableCell203">
      <style:table-cell-properties style:vertical-align="bottom"/>
    </style:style>
    <style:style style:family="paragraph" style:name="CellContent203" style:display-name="CellContent203">
      <style:text-properties/>
      <style:paragraph-properties/>
    </style:style>
    <style:style style:family="table-cell" style:name="TableCell204" style:display-name="TableCell204">
      <style:table-cell-properties style:vertical-align="bottom"/>
    </style:style>
    <style:style style:family="paragraph" style:name="CellContent204" style:display-name="CellContent204">
      <style:text-properties/>
      <style:paragraph-properties/>
    </style:style>
    <style:style style:family="table-cell" style:name="TableCell205" style:display-name="TableCell205">
      <style:table-cell-properties style:vertical-align="bottom"/>
    </style:style>
    <style:style style:family="paragraph" style:name="CellContent205" style:display-name="CellContent205">
      <style:text-properties/>
      <style:paragraph-properties/>
    </style:style>
    <style:style style:family="table-cell" style:name="TableCell207" style:display-name="TableCell207">
      <style:table-cell-properties style:vertical-align="bottom"/>
    </style:style>
    <style:style style:family="paragraph" style:name="CellContent207" style:display-name="CellContent207">
      <style:text-properties/>
      <style:paragraph-properties/>
    </style:style>
    <style:style style:family="table-cell" style:name="TableCell208" style:display-name="TableCell208">
      <style:table-cell-properties style:vertical-align="bottom"/>
    </style:style>
    <style:style style:family="paragraph" style:name="CellContent208" style:display-name="CellContent208">
      <style:text-properties/>
      <style:paragraph-properties/>
    </style:style>
    <style:style style:family="table-cell" style:name="TableCell210" style:display-name="TableCell210">
      <style:table-cell-properties style:vertical-align="bottom"/>
    </style:style>
    <style:style style:family="paragraph" style:name="CellContent210" style:display-name="CellContent210">
      <style:text-properties/>
      <style:paragraph-properties/>
    </style:style>
    <style:style style:family="table-cell" style:name="TableCell211" style:display-name="TableCell211">
      <style:table-cell-properties style:vertical-align="bottom"/>
    </style:style>
    <style:style style:family="paragraph" style:name="CellContent211" style:display-name="CellContent211">
      <style:text-properties/>
      <style:paragraph-properties/>
    </style:style>
    <style:style style:family="table-cell" style:name="TableCell212" style:display-name="TableCell212">
      <style:table-cell-properties style:vertical-align="bottom"/>
    </style:style>
    <style:style style:family="paragraph" style:name="CellContent212" style:display-name="CellContent212">
      <style:text-properties/>
      <style:paragraph-properties/>
    </style:style>
    <style:style style:family="table-cell" style:name="TableCell213" style:display-name="TableCell213">
      <style:table-cell-properties style:vertical-align="bottom"/>
    </style:style>
    <style:style style:family="paragraph" style:name="CellContent213" style:display-name="CellContent213">
      <style:text-properties/>
      <style:paragraph-properties/>
    </style:style>
    <style:style style:family="table-cell" style:name="TableCell214" style:display-name="TableCell214">
      <style:table-cell-properties style:vertical-align="bottom"/>
    </style:style>
    <style:style style:family="paragraph" style:name="CellContent214" style:display-name="CellContent214">
      <style:text-properties/>
      <style:paragraph-properties/>
    </style:style>
    <style:style style:family="table-cell" style:name="TableCell215" style:display-name="TableCell215">
      <style:table-cell-properties style:vertical-align="bottom"/>
    </style:style>
    <style:style style:family="paragraph" style:name="CellContent215" style:display-name="CellContent215">
      <style:text-properties/>
      <style:paragraph-properties/>
    </style:style>
    <style:style style:family="table-cell" style:name="TableCell217" style:display-name="TableCell217">
      <style:table-cell-properties style:vertical-align="bottom"/>
    </style:style>
    <style:style style:family="paragraph" style:name="CellContent217" style:display-name="CellContent217">
      <style:text-properties/>
      <style:paragraph-properties/>
    </style:style>
    <style:style style:family="table-cell" style:name="TableCell218" style:display-name="TableCell218">
      <style:table-cell-properties style:vertical-align="bottom"/>
    </style:style>
    <style:style style:family="paragraph" style:name="CellContent218" style:display-name="CellContent218">
      <style:text-properties/>
      <style:paragraph-properties/>
    </style:style>
    <style:style style:family="table-cell" style:name="TableCell219" style:display-name="TableCell219">
      <style:table-cell-properties style:vertical-align="bottom"/>
    </style:style>
    <style:style style:family="paragraph" style:name="CellContent219" style:display-name="CellContent219">
      <style:text-properties/>
      <style:paragraph-properties/>
    </style:style>
    <style:style style:family="table-cell" style:name="TableCell220" style:display-name="TableCell220">
      <style:table-cell-properties style:vertical-align="bottom"/>
    </style:style>
    <style:style style:family="paragraph" style:name="CellContent220" style:display-name="CellContent220">
      <style:text-properties/>
      <style:paragraph-properties/>
    </style:style>
    <style:style style:family="table-cell" style:name="TableCell221" style:display-name="TableCell221">
      <style:table-cell-properties style:vertical-align="bottom"/>
    </style:style>
    <style:style style:family="paragraph" style:name="CellContent221" style:display-name="CellContent221">
      <style:text-properties/>
      <style:paragraph-properties/>
    </style:style>
    <style:style style:family="table-cell" style:name="TableCell222" style:display-name="TableCell222">
      <style:table-cell-properties style:vertical-align="bottom"/>
    </style:style>
    <style:style style:family="paragraph" style:name="CellContent222" style:display-name="CellContent222">
      <style:text-properties/>
      <style:paragraph-properties/>
    </style:style>
    <style:style style:family="table-cell" style:name="TableCell224" style:display-name="TableCell224">
      <style:table-cell-properties style:vertical-align="bottom"/>
    </style:style>
    <style:style style:family="paragraph" style:name="CellContent224" style:display-name="CellContent224">
      <style:text-properties/>
      <style:paragraph-properties/>
    </style:style>
    <style:style style:family="table-cell" style:name="TableCell225" style:display-name="TableCell225">
      <style:table-cell-properties style:vertical-align="bottom"/>
    </style:style>
    <style:style style:family="paragraph" style:name="CellContent225" style:display-name="CellContent225">
      <style:text-properties/>
      <style:paragraph-properties/>
    </style:style>
    <style:style style:family="table" style:name="Table1" style:display-name="Table1">
      <style:table-properties style:rel-width="100%"/>
    </style:style>
    <style:style style:family="table-column" style:name="TableColumn41" style:display-name="TableColumn41">
      <style:table-column-properties/>
    </style:style>
    <style:style style:family="table-column" style:name="TableColumn42" style:display-name="TableColumn42">
      <style:table-column-properties/>
    </style:style>
    <style:style style:family="table-column" style:name="TableColumn43" style:display-name="TableColumn43">
      <style:table-column-properties/>
    </style:style>
    <style:style style:family="table-column" style:name="TableColumn44" style:display-name="TableColumn44">
      <style:table-column-properties/>
    </style:style>
    <style:style style:family="table-column" style:name="TableColumn45" style:display-name="TableColumn45">
      <style:table-column-properties/>
    </style:style>
    <style:style style:family="table-row" style:name="TableRow40" style:display-name="TableRow40">
      <style:table-row-properties style:use-optimal-row-height="true"/>
    </style:style>
    <style:style style:family="table-cell" style:name="TableCell226" style:display-name="TableCell226">
      <style:table-cell-properties style:vertical-align="bottom" fo:border-bottom="1pt solid #000000"/>
    </style:style>
    <style:style style:family="paragraph" style:name="CellContent226" style:display-name="CellContent226">
      <style:text-properties/>
      <style:paragraph-properties/>
    </style:style>
    <style:style style:family="table-cell" style:name="TableCell227" style:display-name="TableCell227">
      <style:table-cell-properties style:vertical-align="bottom" fo:border-bottom="2pt fine-dashed #0000ff"/>
    </style:style>
    <style:style style:family="paragraph" style:name="CellContent227" style:display-name="CellContent227">
      <style:text-properties/>
      <style:paragraph-properties/>
    </style:style>
    <style:style style:family="table-row" style:name="TableRow41" style:display-name="TableRow41">
      <style:table-row-properties style:use-optimal-row-height="true"/>
    </style:style>
    <style:style style:family="table-cell" style:name="TableCell228" style:display-name="TableCell228">
      <style:table-cell-properties style:vertical-align="bottom" fo:border-top="4pt solid #008000"/>
    </style:style>
    <style:style style:family="paragraph" style:name="CellContent228" style:display-name="CellContent228">
      <style:text-properties/>
      <style:paragraph-properties/>
    </style:style>
    <style:style style:family="table-row" style:name="TableRow42" style:display-name="TableRow42">
      <style:table-row-properties style:use-optimal-row-height="true"/>
    </style:style>
    <style:style style:family="table-cell" style:name="TableCell229" style:display-name="TableCell229">
      <style:table-cell-properties style:vertical-align="bottom" fo:border-left="1pt dashed #800080"/>
    </style:style>
    <style:style style:family="paragraph" style:name="CellContent229" style:display-name="CellContent229">
      <style:text-properties/>
      <style:paragraph-properties/>
    </style:style>
    <style:style style:family="table-row" style:name="TableRow43" style:display-name="TableRow43">
      <style:table-row-properties style:use-optimal-row-height="true"/>
    </style:style>
    <style:style style:family="table-cell" style:name="TableCell230" style:display-name="TableCell230">
      <style:table-cell-properties style:vertical-align="bottom" fo:border-right="1pt double #ffff00"/>
    </style:style>
    <style:style style:family="paragraph" style:name="CellContent230" style:display-name="CellContent230">
      <style:text-properties/>
      <style:paragraph-properties/>
    </style:style>
    <style:style style:family="table-row" style:name="TableRow44" style:display-name="TableRow44">
      <style:table-row-properties style:use-optimal-row-height="true"/>
    </style:style>
    <style:style style:family="table-cell" style:name="TableCell231" style:display-name="TableCell231">
      <style:table-cell-properties style:vertical-align="bottom" fo:border-left="1pt dashed #800080" fo:border-right="1pt double #000000" fo:border-bottom="2pt fine-dashed #0000ff" fo:border-top="4pt solid #008000"/>
    </style:style>
    <style:style style:family="paragraph" style:name="CellContent231" style:display-name="CellContent231">
      <style:text-properties/>
      <style:paragraph-properties/>
    </style:style>
    <style:style style:family="table-row" style:name="TableRow45" style:display-name="TableRow45">
      <style:table-row-properties style:use-optimal-row-height="true"/>
    </style:style>
    <style:style style:family="paragraph" style:name="Sp10" style:display-name="Sp10">
      <style:paragraph-properties style:line-spacing="14.1732283465pt"/>
    </style:style>
    <style:style style:family="table-cell" style:name="TableCell233" style:display-name="TableCell233">
      <style:table-cell-properties style:vertical-align="bottom" fo:border-left="1pt solid #000000" fo:border-right="1pt solid #000000" fo:border-bottom="1pt solid #000000" fo:border-top="1pt solid #000000"/>
    </style:style>
    <style:style style:family="paragraph" style:name="CellContent233" style:display-name="CellContent233">
      <style:text-properties/>
      <style:paragraph-properties/>
    </style:style>
    <style:style style:family="table-cell" style:name="TableCell234" style:display-name="TableCell234">
      <style:table-cell-properties style:vertical-align="bottom" fo:border-left="1pt solid #000000" fo:border-right="1pt solid #000000" fo:border-bottom="1pt solid #000000"/>
    </style:style>
    <style:style style:family="paragraph" style:name="CellContent234" style:display-name="CellContent234">
      <style:text-properties/>
      <style:paragraph-properties/>
    </style:style>
    <style:style style:family="table-cell" style:name="TableCell235" style:display-name="TableCell235">
      <style:table-cell-properties style:vertical-align="bottom" fo:border-left="1pt solid #000000" fo:border-right="1pt solid #000000" fo:border-bottom="1pt solid #000000"/>
    </style:style>
    <style:style style:family="paragraph" style:name="CellContent235" style:display-name="CellContent235">
      <style:text-properties/>
      <style:paragraph-properties/>
    </style:style>
    <style:style style:family="table-cell" style:name="TableCell236" style:display-name="TableCell236">
      <style:table-cell-properties style:vertical-align="bottom" fo:border-left="1pt solid #000000" fo:border-right="1pt solid #000000" fo:border-bottom="1pt solid #000000"/>
    </style:style>
    <style:style style:family="paragraph" style:name="CellContent236" style:display-name="CellContent236">
      <style:text-properties/>
      <style:paragraph-properties/>
    </style:style>
    <style:style style:family="table-cell" style:name="TableCell237" style:display-name="TableCell237">
      <style:table-cell-properties style:vertical-align="bottom" fo:border-left="1pt solid #000000" fo:border-right="1pt solid #000000" fo:border-bottom="1pt solid #000000"/>
    </style:style>
    <style:style style:family="paragraph" style:name="CellContent237" style:display-name="CellContent237">
      <style:text-properties/>
      <style:paragraph-properties/>
    </style:style>
    <style:style style:family="table-cell" style:name="TableCell239" style:display-name="TableCell239">
      <style:table-cell-properties style:vertical-align="bottom" fo:border-right="1pt solid #000000" fo:border-bottom="1pt solid #000000" fo:border-top="1pt solid #000000"/>
    </style:style>
    <style:style style:family="paragraph" style:name="CellContent239" style:display-name="CellContent239">
      <style:text-properties/>
      <style:paragraph-properties/>
    </style:style>
    <style:style style:family="table-cell" style:name="TableCell240" style:display-name="TableCell240">
      <style:table-cell-properties style:vertical-align="bottom" fo:border-right="1pt solid #000000" fo:border-bottom="1pt solid #000000"/>
    </style:style>
    <style:style style:family="paragraph" style:name="CellContent240" style:display-name="CellContent240">
      <style:text-properties/>
      <style:paragraph-properties/>
    </style:style>
    <style:style style:family="table-cell" style:name="TableCell241" style:display-name="TableCell241">
      <style:table-cell-properties style:vertical-align="bottom" fo:border-right="1pt solid #000000" fo:border-bottom="1pt solid #000000"/>
    </style:style>
    <style:style style:family="paragraph" style:name="CellContent241" style:display-name="CellContent241">
      <style:text-properties/>
      <style:paragraph-properties/>
    </style:style>
    <style:style style:family="table-cell" style:name="TableCell243" style:display-name="TableCell243">
      <style:table-cell-properties style:vertical-align="bottom" fo:border-bottom="1pt solid #000000" fo:border-right="1pt solid #000000"/>
    </style:style>
    <style:style style:family="paragraph" style:name="CellContent243" style:display-name="CellContent243">
      <style:text-properties/>
      <style:paragraph-properties/>
    </style:style>
    <style:style style:family="table-cell" style:name="TableCell244" style:display-name="TableCell244">
      <style:table-cell-properties style:vertical-align="bottom" fo:border-top="2pt solid #0000ff"/>
    </style:style>
    <style:style style:family="paragraph" style:name="CellContent244" style:display-name="CellContent244">
      <style:text-properties/>
      <style:paragraph-properties/>
    </style:style>
    <style:style style:family="table-cell" style:name="TableCell246" style:display-name="TableCell246">
      <style:table-cell-properties style:vertical-align="bottom" fo:border-right="1pt solid #000000" fo:border-bottom="1pt solid #000000"/>
    </style:style>
    <style:style style:family="paragraph" style:name="CellContent246" style:display-name="CellContent246">
      <style:text-properties/>
      <style:paragraph-properties/>
    </style:style>
    <style:style style:family="table-cell" style:name="TableCell247" style:display-name="TableCell247">
      <style:table-cell-properties style:vertical-align="bottom" fo:border-right="1pt solid #000000" fo:border-bottom="1pt solid #000000"/>
    </style:style>
    <style:style style:family="paragraph" style:name="CellContent247" style:display-name="CellContent247">
      <style:text-properties/>
      <style:paragraph-properties/>
    </style:style>
    <style:style style:family="table-cell" style:name="TableCell248" style:display-name="TableCell248">
      <style:table-cell-properties style:vertical-align="bottom" fo:border-right="1pt solid #000000" fo:border-bottom="1pt solid #000000"/>
    </style:style>
    <style:style style:family="paragraph" style:name="CellContent248" style:display-name="CellContent248">
      <style:text-properties/>
      <style:paragraph-properties/>
    </style:style>
    <style:style style:family="table-cell" style:name="TableCell249" style:display-name="TableCell249">
      <style:table-cell-properties style:vertical-align="bottom" fo:border-bottom="1pt solid #000000" fo:border-right="1pt solid #000000"/>
    </style:style>
    <style:style style:family="paragraph" style:name="CellContent249" style:display-name="CellContent249">
      <style:text-properties/>
      <style:paragraph-properties/>
    </style:style>
    <style:style style:family="table-cell" style:name="TableCell250" style:display-name="TableCell250">
      <style:table-cell-properties style:vertical-align="bottom" fo:border-left="2pt solid #800080" fo:border-right="2pt solid #800080" fo:border-bottom="2pt solid #800080" fo:border-top="2pt solid #800080"/>
    </style:style>
    <style:style style:family="paragraph" style:name="CellContent250" style:display-name="CellContent250">
      <style:text-properties/>
      <style:paragraph-properties/>
    </style:style>
    <style:style style:family="table-cell" style:name="TableCell251" style:display-name="TableCell251">
      <style:table-cell-properties style:vertical-align="bottom" fo:border-right="1pt solid #000000" fo:border-bottom="1pt solid #000000" fo:border-top="1pt solid #000000"/>
    </style:style>
    <style:style style:family="paragraph" style:name="CellContent251" style:display-name="CellContent251">
      <style:text-properties/>
      <style:paragraph-properties/>
    </style:style>
    <style:style style:family="table-cell" style:name="TableCell253" style:display-name="TableCell253">
      <style:table-cell-properties style:vertical-align="bottom" fo:border-right="1pt solid #000000" fo:border-bottom="1pt solid #000000"/>
    </style:style>
    <style:style style:family="paragraph" style:name="CellContent253" style:display-name="CellContent253">
      <style:text-properties/>
      <style:paragraph-properties/>
    </style:style>
    <style:style style:family="table-cell" style:name="TableCell254" style:display-name="TableCell254">
      <style:table-cell-properties style:vertical-align="bottom" fo:border-right="1pt solid #000000" fo:border-bottom="1pt solid #000000"/>
    </style:style>
    <style:style style:family="paragraph" style:name="CellContent254" style:display-name="CellContent254">
      <style:text-properties/>
      <style:paragraph-properties/>
    </style:style>
    <style:style style:family="table-cell" style:name="TableCell255" style:display-name="TableCell255">
      <style:table-cell-properties style:vertical-align="bottom" fo:border-bottom="1pt solid #000000" fo:border-right="1pt solid #000000"/>
    </style:style>
    <style:style style:family="paragraph" style:name="CellContent255" style:display-name="CellContent255">
      <style:text-properties/>
      <style:paragraph-properties/>
    </style:style>
    <style:style style:family="table-cell" style:name="TableCell256" style:display-name="TableCell256">
      <style:table-cell-properties style:vertical-align="bottom" fo:border-right="2pt solid #0000ff" fo:border-top="2pt solid #0000ff"/>
    </style:style>
    <style:style style:family="paragraph" style:name="CellContent256" style:display-name="CellContent256">
      <style:text-properties/>
      <style:paragraph-properties/>
    </style:style>
    <style:style style:family="table-cell" style:name="TableCell257" style:display-name="TableCell257">
      <style:table-cell-properties style:vertical-align="bottom" fo:border-right="2pt solid #0000ff"/>
    </style:style>
    <style:style style:family="paragraph" style:name="CellContent257" style:display-name="CellContent257">
      <style:text-properties/>
      <style:paragraph-properties/>
    </style:style>
    <style:style style:family="table-cell" style:name="TableCell258" style:display-name="TableCell258">
      <style:table-cell-properties style:vertical-align="bottom" fo:border-right="2pt solid #0000ff"/>
    </style:style>
    <style:style style:family="paragraph" style:name="CellContent258" style:display-name="CellContent258">
      <style:text-properties/>
      <style:paragraph-properties/>
    </style:style>
    <style:style style:family="table-cell" style:name="TableCell260" style:display-name="TableCell260">
      <style:table-cell-properties style:vertical-align="bottom" fo:border-right="2pt solid #0000ff"/>
    </style:style>
    <style:style style:family="paragraph" style:name="CellContent260" style:display-name="CellContent260">
      <style:text-properties/>
      <style:paragraph-properties/>
    </style:style>
    <style:style style:family="table-cell" style:name="TableCell261" style:display-name="TableCell261">
      <style:table-cell-properties style:vertical-align="bottom" fo:border-right="2pt solid #0000ff" fo:border-bottom="2pt solid #0000ff"/>
    </style:style>
    <style:style style:family="paragraph" style:name="CellContent261" style:display-name="CellContent261">
      <style:text-properties/>
      <style:paragraph-properties/>
    </style:style>
    <style:style style:family="table-column" style:name="TableColumn46" style:display-name="TableColumn46">
      <style:table-column-properties/>
    </style:style>
    <style:style style:family="table-column" style:name="TableColumn47" style:display-name="TableColumn47">
      <style:table-column-properties/>
    </style:style>
    <style:style style:family="table-column" style:name="TableColumn48" style:display-name="TableColumn48">
      <style:table-column-properties/>
    </style:style>
    <style:style style:family="table-column" style:name="TableColumn49" style:display-name="TableColumn49">
      <style:table-column-properties/>
    </style:style>
    <style:style style:family="table-column" style:name="TableColumn50" style:display-name="TableColumn50">
      <style:table-column-properties/>
    </style:style>
    <style:style style:family="table-row" style:name="TableRow46" style:display-name="TableRow46">
      <style:table-row-properties style:use-optimal-row-height="true"/>
    </style:style>
    <style:style style:family="table-cell" style:name="TableCell262" style:display-name="TableCell262">
      <style:table-cell-properties style:vertical-align="bottom" fo:border-left="2pt solid #0000ff" fo:border-bottom="1pt solid #000000" fo:border-top="2pt solid #0000ff"/>
    </style:style>
    <style:style style:family="paragraph" style:name="CellContent262" style:display-name="CellContent262">
      <style:text-properties/>
      <style:paragraph-properties/>
    </style:style>
    <style:style style:family="table-cell" style:name="TableCell263" style:display-name="TableCell263">
      <style:table-cell-properties style:vertical-align="bottom" fo:border-bottom="2pt fine-dashed #0000ff" fo:border-top="2pt solid #0000ff"/>
    </style:style>
    <style:style style:family="paragraph" style:name="CellContent263" style:display-name="CellContent263">
      <style:text-properties/>
      <style:paragraph-properties/>
    </style:style>
    <style:style style:family="table-row" style:name="TableRow47" style:display-name="TableRow47">
      <style:table-row-properties style:use-optimal-row-height="true"/>
    </style:style>
    <style:style style:family="table-cell" style:name="TableCell264" style:display-name="TableCell264">
      <style:table-cell-properties style:vertical-align="bottom" fo:border-right="1pt solid #000000" fo:border-top="4pt solid #008000" fo:border-bottom="1pt solid #000000"/>
    </style:style>
    <style:style style:family="paragraph" style:name="CellContent264" style:display-name="CellContent264">
      <style:text-properties/>
      <style:paragraph-properties/>
    </style:style>
    <style:style style:family="table-row" style:name="TableRow48" style:display-name="TableRow48">
      <style:table-row-properties style:use-optimal-row-height="true"/>
    </style:style>
    <style:style style:family="table-cell" style:name="TableCell265" style:display-name="TableCell265">
      <style:table-cell-properties style:vertical-align="bottom" fo:border-right="1pt solid #000000" fo:border-left="1pt dashed #800080" fo:border-bottom="1pt solid #000000"/>
    </style:style>
    <style:style style:family="paragraph" style:name="CellContent265" style:display-name="CellContent265">
      <style:text-properties/>
      <style:paragraph-properties/>
    </style:style>
    <style:style style:family="table-row" style:name="TableRow49" style:display-name="TableRow49">
      <style:table-row-properties style:use-optimal-row-height="true"/>
    </style:style>
    <style:style style:family="table-cell" style:name="TableCell266" style:display-name="TableCell266">
      <style:table-cell-properties style:vertical-align="bottom" fo:border-right="1pt double #ffff00"/>
    </style:style>
    <style:style style:family="paragraph" style:name="CellContent266" style:display-name="CellContent266">
      <style:text-properties/>
      <style:paragraph-properties/>
    </style:style>
    <style:style style:family="table-row" style:name="TableRow50" style:display-name="TableRow50">
      <style:table-row-properties style:use-optimal-row-height="true"/>
    </style:style>
    <style:style style:family="table-cell" style:name="TableCell267" style:display-name="TableCell267">
      <style:table-cell-properties style:vertical-align="bottom" fo:border-right="1pt double #000000" fo:border-left="1pt dashed #800080" fo:border-top="4pt solid #008000" fo:border-bottom="2pt fine-dashed #0000ff"/>
    </style:style>
    <style:style style:family="paragraph" style:name="CellContent267" style:display-name="CellContent267">
      <style:text-properties/>
      <style:paragraph-properties/>
    </style:style>
    <style:style style:family="table-row" style:name="TableRow51" style:display-name="TableRow51">
      <style:table-row-properties style:use-optimal-row-height="true"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ext:p text:style-name="Sp1"/>
      <table:table table:style-name="simple-border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7" office:value-type="string">
            <text:p text:style-name="CellContent7"><text:span text:style-name="T4">01</text:span></text:p>
          </table:table-cell>
          <table:table-cell table:style-name="TableCell13" office:value-type="string">
            <text:p text:style-name="CellContent13"><text:span text:style-name="T5">02</text:span></text:p>
          </table:table-cell>
          <table:table-cell table:style-name="TableCell19" office:value-type="string">
            <text:p text:style-name="CellContent19"><text:span text:style-name="T6">03</text:span></text:p>
          </table:table-cell>
          <table:table-cell table:style-name="TableCell25" office:value-type="string">
            <text:p text:style-name="CellContent25"><text:span text:style-name="T7">04</text:span><text:line-break/><text:span text:style-name="T8">04</text:span></text:p>
          </table:table-cell>
        </table:table-row>
        <table:table-row table:style-name="TableRow2">
          <table:table-cell table:style-name="TableCell2" office:value-type="string">
            <text:p text:style-name="CellContent2"><text:span text:style-name="T9">10</text:span></text:p>
          </table:table-cell>
          <table:table-cell table:style-name="TableCell8" office:value-type="string">
            <text:p text:style-name="CellContent8"><text:span text:style-name="T10">11</text:span></text:p>
          </table:table-cell>
          <table:table-cell table:style-name="TableCell14" office:value-type="string">
            <text:p text:style-name="CellContent14"><text:span text:style-name="T11">12</text:span></text:p>
          </table:table-cell>
          <table:table-cell table:style-name="TableCell20" office:value-type="string">
            <text:p text:style-name="CellContent20"><text:span text:style-name="T12">13</text:span></text:p>
          </table:table-cell>
          <table:table-cell table:style-name="TableCell26" office:value-type="string">
            <text:p text:style-name="CellContent26"><text:span text:style-name="T13">14</text:span><text:line-break/><text:span text:style-name="T14">14</text:span></text:p>
          </table:table-cell>
        </table:table-row>
        <table:table-row table:style-name="TableRow3">
          <table:table-cell table:style-name="TableCell3" office:value-type="string">
            <text:p text:style-name="CellContent3"><text:span text:style-name="T15">20</text:span></text:p>
          </table:table-cell>
          <table:table-cell table:style-name="TableCell9" office:value-type="string">
            <text:p text:style-name="CellContent9"><text:span text:style-name="T16">21</text:span></text:p>
          </table:table-cell>
          <table:table-cell table:style-name="TableCell15" office:value-type="string">
            <text:p text:style-name="CellContent15"><text:span text:style-name="T17">22</text:span></text:p>
          </table:table-cell>
          <table:table-cell table:style-name="TableCell21" office:value-type="string">
            <text:p text:style-name="CellContent21"><text:span text:style-name="T18">23</text:span></text:p>
          </table:table-cell>
          <table:table-cell table:style-name="TableCell27" office:value-type="string">
            <text:p text:style-name="CellContent27"><text:span text:style-name="T19">24</text:span><text:line-break/><text:span text:style-name="T20">24</text:span><text:line-break/><text:span text:style-name="T21">24</text:span><text:line-break/><text:span text:style-name="T22">24</text:span></text:p>
          </table:table-cell>
        </table:table-row>
        <table:table-row table:style-name="TableRow4">
          <table:table-cell table:style-name="TableCell4" office:value-type="string">
            <text:p text:style-name="CellContent4"><text:span text:style-name="T23">30</text:span></text:p>
          </table:table-cell>
          <table:table-cell table:style-name="TableCell10" office:value-type="string">
            <text:p text:style-name="CellContent10"><text:span text:style-name="T24">31</text:span></text:p>
          </table:table-cell>
          <table:table-cell table:style-name="TableCell16" office:value-type="string">
            <text:p text:style-name="CellContent16"><text:span text:style-name="T25">32</text:span></text:p>
          </table:table-cell>
          <table:table-cell table:style-name="TableCell22" office:value-type="string">
            <text:p text:style-name="CellContent22"><text:span text:style-name="T26">33</text:span></text:p>
          </table:table-cell>
          <table:table-cell table:style-name="TableCell28" office:value-type="string">
            <text:p text:style-name="CellContent28"><text:span text:style-name="T27">34</text:span><text:line-break/><text:span text:style-name="T28">34</text:span></text:p>
          </table:table-cell>
        </table:table-row>
        <table:table-row table:style-name="TableRow5">
          <table:table-cell table:style-name="TableCell5" office:value-type="string">
            <text:p text:style-name="CellContent5"><text:span text:style-name="T29">40</text:span></text:p>
          </table:table-cell>
          <table:table-cell table:style-name="TableCell11" office:value-type="string">
            <text:p text:style-name="CellContent11"><text:span text:style-name="T30">41</text:span></text:p>
          </table:table-cell>
          <table:table-cell table:style-name="TableCell17" office:value-type="string">
            <text:p text:style-name="CellContent17"><text:span text:style-name="T31">42</text:span></text:p>
          </table:table-cell>
          <table:table-cell table:style-name="TableCell23" office:value-type="string">
            <text:p text:style-name="CellContent23"><text:span text:style-name="T32">44</text:span></text:p>
          </table:table-cell>
          <table:table-cell table:style-name="TableCell29" office:value-type="string">
            <text:p text:style-name="CellContent29"><text:span text:style-name="T33">44</text:span><text:line-break/><text:span text:style-name="T34">44</text:span></text:p>
          </table:table-cell>
        </table:table-row>
        <table:table-row table:style-name="TableRow6">
          <table:table-cell table:style-name="TableCell6" office:value-type="string">
            <text:p text:style-name="CellContent6"><text:span text:style-name="T35">50</text:span></text:p>
          </table:table-cell>
          <table:table-cell table:style-name="TableCell12" office:value-type="string">
            <text:p text:style-name="CellContent12"><text:span text:style-name="T36">51</text:span></text:p>
          </table:table-cell>
          <table:table-cell table:style-name="TableCell18" office:value-type="string">
            <text:p text:style-name="CellContent18"><text:span text:style-name="T37">52</text:span></text:p>
          </table:table-cell>
          <table:table-cell table:style-name="TableCell24" office:value-type="string">
            <text:p text:style-name="CellContent24"><text:span text:style-name="T38">55</text:span></text:p>
          </table:table-cell>
          <table:table-cell table:style-name="TableCell30" office:value-type="string">
            <text:p text:style-name="CellContent30"><text:span text:style-name="T39">55</text:span><text:line-break/><text:span text:style-name="T40">55</text:span></text:p>
          </table:table-cell>
        </table:table-row>
      </table:table>
      <text:p text:style-name="Sp2"/>
      <table:table table:style-name="grid-border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7">
          <table:table-cell table:style-name="TableCell31" office:value-type="string">
            <text:p text:style-name="CellContent31"><text:span text:style-name="T41">00</text:span></text:p>
          </table:table-cell>
          <table:table-cell table:style-name="TableCell37" office:value-type="string">
            <text:p text:style-name="CellContent37"><text:span text:style-name="T42">01</text:span></text:p>
          </table:table-cell>
          <table:table-cell table:style-name="TableCell43" office:value-type="string">
            <text:p text:style-name="CellContent43"><text:span text:style-name="T43">02</text:span></text:p>
          </table:table-cell>
          <table:table-cell table:style-name="TableCell49" office:value-type="string">
            <text:p text:style-name="CellContent49"><text:span text:style-name="T44">03</text:span></text:p>
          </table:table-cell>
          <table:table-cell table:style-name="TableCell55" office:value-type="string">
            <text:p text:style-name="CellContent55"><text:span text:style-name="T45">04</text:span><text:line-break/><text:span text:style-name="T46">04</text:span></text:p>
          </table:table-cell>
        </table:table-row>
        <table:table-row table:style-name="TableRow8">
          <table:table-cell table:style-name="TableCell32" office:value-type="string">
            <text:p text:style-name="CellContent32"><text:span text:style-name="T47">10</text:span></text:p>
          </table:table-cell>
          <table:table-cell table:style-name="TableCell38" office:value-type="string">
            <text:p text:style-name="CellContent38"><text:span text:style-name="T48">11</text:span></text:p>
          </table:table-cell>
          <table:table-cell table:style-name="TableCell44" office:value-type="string">
            <text:p text:style-name="CellContent44"><text:span text:style-name="T49">12</text:span></text:p>
          </table:table-cell>
          <table:table-cell table:style-name="TableCell50" office:value-type="string">
            <text:p text:style-name="CellContent50"><text:span text:style-name="T50">13</text:span></text:p>
          </table:table-cell>
          <table:table-cell table:style-name="TableCell56" office:value-type="string">
            <text:p text:style-name="CellContent56"><text:span text:style-name="T51">14</text:span><text:line-break/><text:span text:style-name="T52">14</text:span></text:p>
          </table:table-cell>
        </table:table-row>
        <table:table-row table:style-name="TableRow9">
          <table:table-cell table:style-name="TableCell33" office:value-type="string">
            <text:p text:style-name="CellContent33"><text:span text:style-name="T53">20</text:span></text:p>
          </table:table-cell>
          <table:table-cell table:style-name="TableCell39" office:value-type="string">
            <text:p text:style-name="CellContent39"><text:span text:style-name="T54">21</text:span></text:p>
          </table:table-cell>
          <table:table-cell table:style-name="TableCell45" office:value-type="string">
            <text:p text:style-name="CellContent45"><text:span text:style-name="T55">22</text:span></text:p>
          </table:table-cell>
          <table:table-cell table:style-name="TableCell51" office:value-type="string">
            <text:p text:style-name="CellContent51"><text:span text:style-name="T56">23</text:span></text:p>
          </table:table-cell>
          <table:table-cell table:style-name="TableCell57" office:value-type="string">
            <text:p text:style-name="CellContent57"><text:span text:style-name="T57">24</text:span><text:line-break/><text:span text:style-name="T58">24</text:span><text:line-break/><text:span text:style-name="T59">24</text:span><text:line-break/><text:span text:style-name="T60">24</text:span></text:p>
          </table:table-cell>
        </table:table-row>
        <table:table-row table:style-name="TableRow10">
          <table:table-cell table:style-name="TableCell34" office:value-type="string">
            <text:p text:style-name="CellContent34"><text:span text:style-name="T61">30</text:span></text:p>
          </table:table-cell>
          <table:table-cell table:style-name="TableCell40" office:value-type="string">
            <text:p text:style-name="CellContent40"><text:span text:style-name="T62">31</text:span></text:p>
          </table:table-cell>
          <table:table-cell table:style-name="TableCell46" office:value-type="string">
            <text:p text:style-name="CellContent46"><text:span text:style-name="T63">32</text:span></text:p>
          </table:table-cell>
          <table:table-cell table:style-name="TableCell52" office:value-type="string">
            <text:p text:style-name="CellContent52"><text:span text:style-name="T64">33</text:span></text:p>
          </table:table-cell>
          <table:table-cell table:style-name="TableCell58" office:value-type="string">
            <text:p text:style-name="CellContent58"><text:span text:style-name="T65">34</text:span><text:line-break/><text:span text:style-name="T66">34</text:span></text:p>
          </table:table-cell>
        </table:table-row>
        <table:table-row table:style-name="TableRow11">
          <table:table-cell table:style-name="TableCell35" office:value-type="string">
            <text:p text:style-name="CellContent35"><text:span text:style-name="T67">40</text:span></text:p>
          </table:table-cell>
          <table:table-cell table:style-name="TableCell41" office:value-type="string">
            <text:p text:style-name="CellContent41"><text:span text:style-name="T68">41</text:span></text:p>
          </table:table-cell>
          <table:table-cell table:style-name="TableCell47" office:value-type="string">
            <text:p text:style-name="CellContent47"><text:span text:style-name="T69">42</text:span></text:p>
          </table:table-cell>
          <table:table-cell table:style-name="TableCell53" office:value-type="string">
            <text:p text:style-name="CellContent53"><text:span text:style-name="T70">44</text:span></text:p>
          </table:table-cell>
          <table:table-cell table:style-name="TableCell59" office:value-type="string">
            <text:p text:style-name="CellContent59"><text:span text:style-name="T71">44</text:span><text:line-break/><text:span text:style-name="T72">44</text:span></text:p>
          </table:table-cell>
        </table:table-row>
        <table:table-row table:style-name="TableRow12">
          <table:table-cell table:style-name="TableCell36" office:value-type="string">
            <text:p text:style-name="CellContent36"><text:span text:style-name="T73">50</text:span></text:p>
          </table:table-cell>
          <table:table-cell table:style-name="TableCell42" office:value-type="string">
            <text:p text:style-name="CellContent42"><text:span text:style-name="T74">51</text:span></text:p>
          </table:table-cell>
          <table:table-cell table:style-name="TableCell48" office:value-type="string">
            <text:p text:style-name="CellContent48"><text:span text:style-name="T75">52</text:span></text:p>
          </table:table-cell>
          <table:table-cell table:style-name="TableCell54" office:value-type="string">
            <text:p text:style-name="CellContent54"><text:span text:style-name="T76">55</text:span></text:p>
          </table:table-cell>
          <table:table-cell table:style-name="TableCell60" office:value-type="string">
            <text:p text:style-name="CellContent60"><text:span text:style-name="T77">55</text:span><text:line-break/><text:span text:style-name="T78">55</text:span></text:p>
          </table:table-cell>
        </table:table-row>
      </table:table>
      <text:p text:style-name="Sp3"/>
      <table:table table:style-name="grid-border-2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13">
          <table:table-cell table:style-name="TableCell61" office:value-type="string">
            <text:p text:style-name="CellContent61"><text:span text:style-name="T79">00</text:span></text:p>
          </table:table-cell>
          <table:table-cell table:style-name="TableCell67" office:value-type="string">
            <text:p text:style-name="CellContent67"><text:span text:style-name="T80">01</text:span></text:p>
          </table:table-cell>
          <table:table-cell table:style-name="TableCell73" office:value-type="string">
            <text:p text:style-name="CellContent73"><text:span text:style-name="T81">02</text:span></text:p>
          </table:table-cell>
          <table:table-cell table:style-name="TableCell79" office:value-type="string">
            <text:p text:style-name="CellContent79"><text:span text:style-name="T82">03</text:span></text:p>
          </table:table-cell>
          <table:table-cell table:style-name="TableCell85" office:value-type="string">
            <text:p text:style-name="CellContent85"><text:span text:style-name="T83">04</text:span><text:line-break/><text:span text:style-name="T84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85">10</text:span></text:p>
          </table:table-cell>
          <table:table-cell table:style-name="TableCell68" office:value-type="string">
            <text:p text:style-name="CellContent68"><text:span text:style-name="T86">11</text:span></text:p>
          </table:table-cell>
          <table:table-cell table:style-name="TableCell74" office:value-type="string">
            <text:p text:style-name="CellContent74"><text:span text:style-name="T87">12</text:span></text:p>
          </table:table-cell>
          <table:table-cell table:style-name="TableCell80" office:value-type="string">
            <text:p text:style-name="CellContent80"><text:span text:style-name="T88">13</text:span></text:p>
          </table:table-cell>
          <table:table-cell table:style-name="TableCell86" office:value-type="string">
            <text:p text:style-name="CellContent86"><text:span text:style-name="T89">14</text:span><text:line-break/><text:span text:style-name="T90">14</text:span></text:p>
          </table:table-cell>
        </table:table-row>
        <table:table-row table:style-name="TableRow15">
          <table:table-cell table:style-name="TableCell63" office:value-type="string">
            <text:p text:style-name="CellContent63"><text:span text:style-name="T91">20</text:span></text:p>
          </table:table-cell>
          <table:table-cell table:style-name="TableCell69" office:value-type="string">
            <text:p text:style-name="CellContent69"><text:span text:style-name="T92">21</text:span></text:p>
          </table:table-cell>
          <table:table-cell table:style-name="TableCell75" office:value-type="string">
            <text:p text:style-name="CellContent75"><text:span text:style-name="T93">22</text:span></text:p>
          </table:table-cell>
          <table:table-cell table:style-name="TableCell81" office:value-type="string">
            <text:p text:style-name="CellContent81"><text:span text:style-name="T94">23</text:span></text:p>
          </table:table-cell>
          <table:table-cell table:style-name="TableCell87" office:value-type="string">
            <text:p text:style-name="CellContent87"><text:span text:style-name="T95">24</text:span><text:line-break/><text:span text:style-name="T96">24</text:span><text:line-break/><text:span text:style-name="T97">24</text:span><text:line-break/><text:span text:style-name="T98">24</text:span></text:p>
          </table:table-cell>
        </table:table-row>
        <table:table-row table:style-name="TableRow16">
          <table:table-cell table:style-name="TableCell64" office:value-type="string">
            <text:p text:style-name="CellContent64"><text:span text:style-name="T99">30</text:span></text:p>
          </table:table-cell>
          <table:table-cell table:style-name="TableCell70" office:value-type="string">
            <text:p text:style-name="CellContent70"><text:span text:style-name="T100">31</text:span></text:p>
          </table:table-cell>
          <table:table-cell table:style-name="TableCell76" office:value-type="string">
            <text:p text:style-name="CellContent76"><text:span text:style-name="T101">32</text:span></text:p>
          </table:table-cell>
          <table:table-cell table:style-name="TableCell82" office:value-type="string">
            <text:p text:style-name="CellContent82"><text:span text:style-name="T102">33</text:span></text:p>
          </table:table-cell>
          <table:table-cell table:style-name="TableCell88" office:value-type="string">
            <text:p text:style-name="CellContent88"><text:span text:style-name="T103">34</text:span><text:line-break/><text:span text:style-name="T104">34</text:span></text:p>
          </table:table-cell>
        </table:table-row>
        <table:table-row table:style-name="TableRow17">
          <table:table-cell table:style-name="TableCell65" office:value-type="string">
            <text:p text:style-name="CellContent65"><text:span text:style-name="T105">40</text:span></text:p>
          </table:table-cell>
          <table:table-cell table:style-name="TableCell71" office:value-type="string">
            <text:p text:style-name="CellContent71"><text:span text:style-name="T106">41</text:span></text:p>
          </table:table-cell>
          <table:table-cell table:style-name="TableCell77" office:value-type="string">
            <text:p text:style-name="CellContent77"><text:span text:style-name="T107">42</text:span></text:p>
          </table:table-cell>
          <table:table-cell table:style-name="TableCell83" office:value-type="string">
            <text:p text:style-name="CellContent83"><text:span text:style-name="T108">44</text:span></text:p>
          </table:table-cell>
          <table:table-cell table:style-name="TableCell89" office:value-type="string">
            <text:p text:style-name="CellContent89"><text:span text:style-name="T109">44</text:span><text:line-break/><text:span text:style-name="T110">44</text:span></text:p>
          </table:table-cell>
        </table:table-row>
        <table:table-row table:style-name="TableRow18">
          <table:table-cell table:style-name="TableCell66" office:value-type="string">
            <text:p text:style-name="CellContent66"><text:span text:style-name="T111">50</text:span></text:p>
          </table:table-cell>
          <table:table-cell table:style-name="TableCell72" office:value-type="string">
            <text:p text:style-name="CellContent72"><text:span text:style-name="T112">51</text:span></text:p>
          </table:table-cell>
          <table:table-cell table:style-name="TableCell78" office:value-type="string">
            <text:p text:style-name="CellContent78"><text:span text:style-name="T113">52</text:span></text:p>
          </table:table-cell>
          <table:table-cell table:style-name="TableCell84" office:value-type="string">
            <text:p text:style-name="CellContent84"><text:span text:style-name="T114">55</text:span></text:p>
          </table:table-cell>
          <table:table-cell table:style-name="TableCell90" office:value-type="string">
            <text:p text:style-name="CellContent90"><text:span text:style-name="T115">55</text:span><text:line-break/><text:span text:style-name="T116">55</text:span></text:p>
          </table:table-cell>
        </table:table-row>
      </table:table>
      <text:p text:style-name="Sp4"/>
      <text:p text:style-name="Normal"><text:span text:style-name="T117">Spanned cells just cause headaches </text:span></text:p>
      <table:table table:style-name="grid-spanned1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9">
          <table:table-cell table:style-name="TableCell91" office:value-type="string">
            <text:p text:style-name="CellContent91"><text:span text:style-name="T118">00</text:span></text:p>
          </table:table-cell>
          <table:table-cell table:style-name="TableCell95" office:value-type="string">
            <text:p text:style-name="CellContent95"><text:span text:style-name="T119">01</text:span></text:p>
          </table:table-cell>
          <table:table-cell table:style-name="TableCell99" office:value-type="string">
            <text:p text:style-name="CellContent99"><text:span text:style-name="T120">02</text:span></text:p>
          </table:table-cell>
          <table:table-cell table:style-name="TableCell103" office:value-type="string">
            <text:p text:style-name="CellContent103"><text:span text:style-name="T121">03</text:span></text:p>
          </table:table-cell>
          <table:table-cell table:number-rows-spanned="4" table:style-name="TableCell107" office:value-type="string">
            <text:p text:style-name="CellContent107"><text:span text:style-name="T122">04</text:span><text:line-break/><text:span text:style-name="T123">04</text:span></text:p>
          </table:table-cell>
        </table:table-row>
        <table:table-row table:style-name="TableRow20">
          <table:table-cell table:style-name="TableCell92" office:value-type="string">
            <text:p text:style-name="CellContent92"><text:span text:style-name="T124">10</text:span></text:p>
          </table:table-cell>
          <table:table-cell table:style-name="TableCell96" office:value-type="string">
            <text:p text:style-name="CellContent96"><text:span text:style-name="T125">11</text:span></text:p>
          </table:table-cell>
          <table:table-cell table:style-name="TableCell100" office:value-type="string">
            <text:p text:style-name="CellContent100"><text:span text:style-name="T126">12</text:span></text:p>
          </table:table-cell>
          <table:table-cell table:style-name="TableCell104" office:value-type="string">
            <text:p text:style-name="CellContent104"><text:span text:style-name="T127">13</text:span></text:p>
          </table:table-cell>
          <table:covered-table-cell/>
        </table:table-row>
        <table:table-row table:style-name="TableRow21">
          <table:table-cell table:style-name="TableCell93" office:value-type="string">
            <text:p text:style-name="CellContent93"><text:span text:style-name="T128">20</text:span></text:p>
          </table:table-cell>
          <table:table-cell table:style-name="TableCell97" office:value-type="string">
            <text:p text:style-name="CellContent97"><text:span text:style-name="T129">21</text:span></text:p>
          </table:table-cell>
          <table:table-cell table:style-name="TableCell101" office:value-type="string">
            <text:p text:style-name="CellContent101"><text:span text:style-name="T130">22</text:span></text:p>
          </table:table-cell>
          <table:table-cell table:style-name="TableCell105" office:value-type="string">
            <text:p text:style-name="CellContent105"><text:span text:style-name="T131">23</text:span></text:p>
          </table:table-cell>
          <table:covered-table-cell/>
        </table:table-row>
        <table:table-row table:style-name="TableRow22">
          <table:table-cell table:style-name="TableCell94" office:value-type="string">
            <text:p text:style-name="CellContent94"><text:span text:style-name="T132">30</text:span></text:p>
          </table:table-cell>
          <table:table-cell table:style-name="TableCell98" office:value-type="string">
            <text:p text:style-name="CellContent98"><text:span text:style-name="T133">31</text:span></text:p>
          </table:table-cell>
          <table:table-cell table:style-name="TableCell102" office:value-type="string">
            <text:p text:style-name="CellContent102"><text:span text:style-name="T134">32</text:span></text:p>
          </table:table-cell>
          <table:table-cell table:style-name="TableCell106" office:value-type="string">
            <text:p text:style-name="CellContent106"><text:span text:style-name="T135">33</text:span></text:p>
          </table:table-cell>
          <table:covered-table-cell/>
        </table:table-row>
      </table:table>
      <text:p text:style-name="Sp5"/>
      <table:table table:style-name="outline-spanned2">
        <table:table-column table:style-name="TableColumn21"/>
        <table:table-column table:style-name="TableColumn22"/>
        <table:table-column table:style-name="TableColumn23"/>
        <table:table-column table:style-name="TableColumn24"/>
        <table:table-column table:style-name="TableColumn25"/>
        <table:table-row table:style-name="TableRow23">
          <table:table-cell table:style-name="TableCell111" office:value-type="string">
            <text:p text:style-name="CellContent111"><text:span text:style-name="T136">00</text:span></text:p>
          </table:table-cell>
          <table:table-cell table:style-name="TableCell115" office:value-type="string">
            <text:p text:style-name="CellContent115"><text:span text:style-name="T137">01</text:span></text:p>
          </table:table-cell>
          <table:table-cell table:style-name="TableCell119" office:value-type="string">
            <text:p text:style-name="CellContent119"><text:span text:style-name="T138">02</text:span></text:p>
          </table:table-cell>
          <table:table-cell table:style-name="TableCell123" office:value-type="string">
            <text:p text:style-name="CellContent123"><text:span text:style-name="T139">03</text:span></text:p>
          </table:table-cell>
          <table:table-cell table:style-name="TableCell127" office:value-type="string">
            <text:p text:style-name="CellContent127"><text:span text:style-name="T140">04</text:span><text:line-break/><text:span text:style-name="T141">04</text:span></text:p>
          </table:table-cell>
        </table:table-row>
        <table:table-row table:style-name="TableRow24">
          <table:table-cell table:style-name="TableCell112" office:value-type="string">
            <text:p text:style-name="CellContent112"><text:span text:style-name="T142">10</text:span></text:p>
          </table:table-cell>
          <table:table-cell table:style-name="TableCell116" office:value-type="string">
            <text:p text:style-name="CellContent116"><text:span text:style-name="T143">11</text:span></text:p>
          </table:table-cell>
          <table:table-cell table:style-name="TableCell120" office:value-type="string">
            <text:p text:style-name="CellContent120"><text:span text:style-name="T144">12</text:span></text:p>
          </table:table-cell>
          <table:table-cell table:number-rows-spanned="3" table:style-name="TableCell124" table:number-columns-spanned="2" office:value-type="string">
            <text:p text:style-name="CellContent124"><text:span text:style-name="T145">13</text:span></text:p>
          </table:table-cell>
          <table:covered-table-cell/>
        </table:table-row>
        <table:table-row table:style-name="TableRow25">
          <table:table-cell table:style-name="TableCell113" office:value-type="string">
            <text:p text:style-name="CellContent113"><text:span text:style-name="T146">20</text:span></text:p>
          </table:table-cell>
          <table:table-cell table:style-name="TableCell117" office:value-type="string">
            <text:p text:style-name="CellContent117"><text:span text:style-name="T147">21</text:span></text:p>
          </table:table-cell>
          <table:table-cell table:style-name="TableCell121" office:value-type="string">
            <text:p text:style-name="CellContent121"><text:span text:style-name="T148">22</text:span></text:p>
          </table:table-cell>
          <table:covered-table-cell/>
          <table:covered-table-cell/>
        </table:table-row>
        <table:table-row table:style-name="TableRow26">
          <table:table-cell table:style-name="TableCell114" office:value-type="string">
            <text:p text:style-name="CellContent114"><text:span text:style-name="T149">30</text:span></text:p>
          </table:table-cell>
          <table:table-cell table:style-name="TableCell118" office:value-type="string">
            <text:p text:style-name="CellContent118"><text:span text:style-name="T150">31</text:span></text:p>
          </table:table-cell>
          <table:table-cell table:style-name="TableCell122" office:value-type="string">
            <text:p text:style-name="CellContent122"><text:span text:style-name="T151">32</text:span></text:p>
          </table:table-cell>
          <table:covered-table-cell/>
          <table:covered-table-cell/>
        </table:table-row>
      </table:table>
      <text:p text:style-name="Sp6"/>
      <table:table table:style-name="grid-spanned2">
        <table:table-column table:style-name="TableColumn26"/>
        <table:table-column table:style-name="TableColumn27"/>
        <table:table-column table:style-name="TableColumn28"/>
        <table:table-column table:style-name="TableColumn29"/>
        <table:table-column table:style-name="TableColumn30"/>
        <table:table-row table:style-name="TableRow27">
          <table:table-cell table:style-name="TableCell131" office:value-type="string">
            <text:p text:style-name="CellContent131"><text:span text:style-name="T152">00</text:span></text:p>
          </table:table-cell>
          <table:table-cell table:style-name="TableCell135" office:value-type="string">
            <text:p text:style-name="CellContent135"><text:span text:style-name="T153">01</text:span></text:p>
          </table:table-cell>
          <table:table-cell table:style-name="TableCell139" office:value-type="string">
            <text:p text:style-name="CellContent139"><text:span text:style-name="T154">02</text:span></text:p>
          </table:table-cell>
          <table:table-cell table:style-name="TableCell143" office:value-type="string">
            <text:p text:style-name="CellContent143"><text:span text:style-name="T155">03</text:span></text:p>
          </table:table-cell>
          <table:table-cell table:style-name="TableCell147" office:value-type="string">
            <text:p text:style-name="CellContent147"><text:span text:style-name="T156">04</text:span><text:line-break/><text:span text:style-name="T157">04</text:span></text:p>
          </table:table-cell>
        </table:table-row>
        <table:table-row table:style-name="TableRow28">
          <table:table-cell table:style-name="TableCell132" office:value-type="string">
            <text:p text:style-name="CellContent132"><text:span text:style-name="T158">10</text:span></text:p>
          </table:table-cell>
          <table:table-cell table:style-name="TableCell136" office:value-type="string">
            <text:p text:style-name="CellContent136"><text:span text:style-name="T159">11</text:span></text:p>
          </table:table-cell>
          <table:table-cell table:style-name="TableCell140" office:value-type="string">
            <text:p text:style-name="CellContent140"><text:span text:style-name="T160">12</text:span></text:p>
          </table:table-cell>
          <table:table-cell table:number-rows-spanned="3" table:style-name="TableCell144" table:number-columns-spanned="2" office:value-type="string">
            <text:p text:style-name="CellContent144"><text:span text:style-name="T161">13</text:span></text:p>
          </table:table-cell>
          <table:covered-table-cell/>
        </table:table-row>
        <table:table-row table:style-name="TableRow29">
          <table:table-cell table:style-name="TableCell133" office:value-type="string">
            <text:p text:style-name="CellContent133"><text:span text:style-name="T162">20</text:span></text:p>
          </table:table-cell>
          <table:table-cell table:style-name="TableCell137" office:value-type="string">
            <text:p text:style-name="CellContent137"><text:span text:style-name="T163">21</text:span></text:p>
          </table:table-cell>
          <table:table-cell table:style-name="TableCell141" office:value-type="string">
            <text:p text:style-name="CellContent141"><text:span text:style-name="T164">22</text:span></text:p>
          </table:table-cell>
          <table:covered-table-cell/>
          <table:covered-table-cell/>
        </table:table-row>
        <table:table-row table:style-name="TableRow30">
          <table:table-cell table:style-name="TableCell134" office:value-type="string">
            <text:p text:style-name="CellContent134"><text:span text:style-name="T165">30</text:span></text:p>
          </table:table-cell>
          <table:table-cell table:style-name="TableCell138" office:value-type="string">
            <text:p text:style-name="CellContent138"><text:span text:style-name="T166">31</text:span></text:p>
          </table:table-cell>
          <table:table-cell table:style-name="TableCell142" office:value-type="string">
            <text:p text:style-name="CellContent142"><text:span text:style-name="T167">32</text:span></text:p>
          </table:table-cell>
          <table:covered-table-cell/>
          <table:covered-table-cell/>
        </table:table-row>
      </table:table>
      <text:p text:style-name="Sp7"/>
      <table:table table:style-name="innergrid-spanned2">
        <table:table-column table:style-name="TableColumn31"/>
        <table:table-column table:style-name="TableColumn32"/>
        <table:table-column table:style-name="TableColumn33"/>
        <table:table-column table:style-name="TableColumn34"/>
        <table:table-column table:style-name="TableColumn35"/>
        <table:table-row table:style-name="TableRow31">
          <table:table-cell table:style-name="TableCell151" office:value-type="string">
            <text:p text:style-name="CellContent151"><text:span text:style-name="T168">00</text:span></text:p>
          </table:table-cell>
          <table:table-cell table:style-name="TableCell155" office:value-type="string">
            <text:p text:style-name="CellContent155"><text:span text:style-name="T169">01</text:span></text:p>
          </table:table-cell>
          <table:table-cell table:style-name="TableCell159" office:value-type="string">
            <text:p text:style-name="CellContent159"><text:span text:style-name="T170">02</text:span></text:p>
          </table:table-cell>
          <table:table-cell table:style-name="TableCell163" office:value-type="string">
            <text:p text:style-name="CellContent163"><text:span text:style-name="T171">03</text:span></text:p>
          </table:table-cell>
          <table:table-cell table:style-name="TableCell167" office:value-type="string">
            <text:p text:style-name="CellContent167"><text:span text:style-name="T172">04</text:span><text:line-break/><text:span text:style-name="T173">04</text:span></text:p>
          </table:table-cell>
        </table:table-row>
        <table:table-row table:style-name="TableRow32">
          <table:table-cell table:style-name="TableCell152" office:value-type="string">
            <text:p text:style-name="CellContent152"><text:span text:style-name="T174">10</text:span></text:p>
          </table:table-cell>
          <table:table-cell table:style-name="TableCell156" office:value-type="string">
            <text:p text:style-name="CellContent156"><text:span text:style-name="T175">11</text:span></text:p>
          </table:table-cell>
          <table:table-cell table:style-name="TableCell160" office:value-type="string">
            <text:p text:style-name="CellContent160"><text:span text:style-name="T176">12</text:span></text:p>
          </table:table-cell>
          <table:table-cell table:number-rows-spanned="3" table:style-name="TableCell164" table:number-columns-spanned="2" office:value-type="string">
            <text:p text:style-name="CellContent164"><text:span text:style-name="T177">13</text:span></text:p>
          </table:table-cell>
          <table:covered-table-cell/>
        </table:table-row>
        <table:table-row table:style-name="TableRow33">
          <table:table-cell table:style-name="TableCell153" office:value-type="string">
            <text:p text:style-name="CellContent153"><text:span text:style-name="T178">20</text:span></text:p>
          </table:table-cell>
          <table:table-cell table:style-name="TableCell157" office:value-type="string">
            <text:p text:style-name="CellContent157"><text:span text:style-name="T179">21</text:span></text:p>
          </table:table-cell>
          <table:table-cell table:style-name="TableCell161" office:value-type="string">
            <text:p text:style-name="CellContent161"><text:span text:style-name="T180">22</text:span></text:p>
          </table:table-cell>
          <table:covered-table-cell/>
          <table:covered-table-cell/>
        </table:table-row>
        <table:table-row table:style-name="TableRow34">
          <table:table-cell table:style-name="TableCell154" office:value-type="string">
            <text:p text:style-name="CellContent154"><text:span text:style-name="T181">30</text:span></text:p>
          </table:table-cell>
          <table:table-cell table:style-name="TableCell158" office:value-type="string">
            <text:p text:style-name="CellContent158"><text:span text:style-name="T182">31</text:span></text:p>
          </table:table-cell>
          <table:table-cell table:style-name="TableCell162" office:value-type="string">
            <text:p text:style-name="CellContent162"><text:span text:style-name="T183">32</text:span></text:p>
          </table:table-cell>
          <table:covered-table-cell/>
          <table:covered-table-cell/>
        </table:table-row>
      </table:table>
      <text:p text:style-name="Sp8"/>
      <table:table table:style-name="span001">
        <table:table-column table:style-name="TableColumn36"/>
        <table:table-column table:style-name="TableColumn37"/>
        <table:table-column table:style-name="TableColumn38"/>
        <table:table-column table:style-name="TableColumn39"/>
        <table:table-column table:style-name="TableColumn40"/>
        <table:table-row table:style-name="TableRow35">
          <table:table-cell table:style-name="TableCell171" table:number-columns-spanned="3" office:value-type="string">
            <text:p text:style-name="CellContent171"><text:span text:style-name="T184">00</text:span></text:p>
          </table:table-cell>
          <table:covered-table-cell/>
          <table:covered-table-cell/>
          <table:table-cell table:style-name="TableCell186" office:value-type="string">
            <text:p text:style-name="CellContent186"><text:span text:style-name="T185">03</text:span></text:p>
          </table:table-cell>
          <table:table-cell table:number-rows-spanned="5" table:style-name="TableCell191" office:value-type="string">
            <text:p text:style-name="CellContent191"><text:span text:style-name="T186">04</text:span><text:line-break/><text:span text:style-name="T187">04</text:span></text:p>
          </table:table-cell>
        </table:table-row>
        <table:table-row table:style-name="TableRow36">
          <table:table-cell table:style-name="TableCell172" office:value-type="string">
            <text:p text:style-name="CellContent172"><text:span text:style-name="T188">10</text:span></text:p>
          </table:table-cell>
          <table:table-cell table:style-name="TableCell177" office:value-type="string">
            <text:p text:style-name="CellContent177"><text:span text:style-name="T189">11</text:span></text:p>
          </table:table-cell>
          <table:table-cell table:style-name="TableCell182" office:value-type="string">
            <text:p text:style-name="CellContent182"><text:span text:style-name="T190">12</text:span></text:p>
          </table:table-cell>
          <table:table-cell table:style-name="TableCell187" office:value-type="string">
            <text:p text:style-name="CellContent187"><text:span text:style-name="T191">13</text:span></text:p>
          </table:table-cell>
          <table:covered-table-cell/>
        </table:table-row>
        <table:table-row table:style-name="TableRow37">
          <table:table-cell table:style-name="TableCell173" office:value-type="string">
            <text:p text:style-name="CellContent173"><text:span text:style-name="T192">20</text:span></text:p>
          </table:table-cell>
          <table:table-cell table:style-name="TableCell178" office:value-type="string">
            <text:p text:style-name="CellContent178"><text:span text:style-name="T193">21</text:span></text:p>
          </table:table-cell>
          <table:table-cell table:style-name="TableCell183" office:value-type="string">
            <text:p text:style-name="CellContent183"><text:span text:style-name="T194">22</text:span></text:p>
          </table:table-cell>
          <table:table-cell table:style-name="TableCell188" office:value-type="string">
            <text:p text:style-name="CellContent188"><text:span text:style-name="T195">23</text:span></text:p>
          </table:table-cell>
          <table:covered-table-cell/>
        </table:table-row>
        <table:table-row table:style-name="TableRow38">
          <table:table-cell table:style-name="TableCell174" office:value-type="string">
            <text:p text:style-name="CellContent174"><text:span text:style-name="T196">30</text:span></text:p>
          </table:table-cell>
          <table:table-cell table:style-name="TableCell179" office:value-type="string">
            <text:p text:style-name="CellContent179"><text:span text:style-name="T197">31</text:span></text:p>
          </table:table-cell>
          <table:table-cell table:style-name="TableCell184" office:value-type="string">
            <text:p text:style-name="CellContent184"><text:span text:style-name="T198">32</text:span></text:p>
          </table:table-cell>
          <table:table-cell table:style-name="TableCell189" office:value-type="string">
            <text:p text:style-name="CellContent189"><text:span text:style-name="T199">33</text:span></text:p>
          </table:table-cell>
          <table:covered-table-cell/>
        </table:table-row>
        <table:table-row table:style-name="TableRow39">
          <table:table-cell table:style-name="TableCell175" office:value-type="string">
            <text:p text:style-name="CellContent175"><text:span text:style-name="T200">50</text:span></text:p>
          </table:table-cell>
          <table:table-cell table:style-name="TableCell180" office:value-type="string">
            <text:p text:style-name="CellContent180"><text:span text:style-name="T201">51</text:span></text:p>
          </table:table-cell>
          <table:table-cell table:style-name="TableCell185" office:value-type="string">
            <text:p text:style-name="CellContent185"><text:span text:style-name="T202">52</text:span></text:p>
          </table:table-cell>
          <table:table-cell table:style-name="TableCell190" office:value-type="string">
            <text:p text:style-name="CellContent190"><text:span text:style-name="T203">53</text:span></text:p>
          </table:table-cell>
          <table:covered-table-cell/>
        </table:table-row>
      </table:table>
      <text:p text:style-name="Sp9"/>
      <table:table table:style-name="Table1">
        <table:table-column table:style-name="TableColumn41"/>
        <table:table-column table:style-name="TableColumn42"/>
        <table:table-column table:style-name="TableColumn43"/>
        <table:table-column table:style-name="TableColumn44"/>
        <table:table-column table:style-name="TableColumn45"/>
        <table:table-row table:style-name="TableRow40">
          <table:table-cell table:style-name="TableCell226" office:value-type="string">
            <text:p text:style-name="CellContent226"><text:span text:style-name="T204">00</text:span></text:p>
          </table:table-cell>
          <table:table-cell table:style-name="TableCell227" office:value-type="string">
            <text:p text:style-name="CellContent227"><text:span text:style-name="T205">01</text:span></text:p>
          </table:table-cell>
          <table:table-cell table:style-name="TableCell208" office:value-type="string">
            <text:p text:style-name="CellContent208"><text:span text:style-name="T206">02</text:span></text:p>
          </table:table-cell>
          <table:table-cell table:style-name="TableCell214" office:value-type="string">
            <text:p text:style-name="CellContent214"><text:span text:style-name="T207">03</text:span></text:p>
          </table:table-cell>
          <table:table-cell table:style-name="TableCell220" office:value-type="string">
            <text:p text:style-name="CellContent220"><text:span text:style-name="T208">04</text:span><text:line-break/><text:span text:style-name="T209">04</text:span></text:p>
          </table:table-cell>
        </table:table-row>
        <table:table-row table:style-name="TableRow41">
          <table:table-cell table:style-name="TableCell197" office:value-type="string">
            <text:p text:style-name="CellContent197"><text:span text:style-name="T210">10</text:span></text:p>
          </table:table-cell>
          <table:table-cell table:style-name="TableCell203" office:value-type="string">
            <text:p text:style-name="CellContent203"><text:span text:style-name="T211">11</text:span></text:p>
          </table:table-cell>
          <table:table-cell table:style-name="TableCell228" office:value-type="string">
            <text:p text:style-name="CellContent228"><text:span text:style-name="T212">12</text:span></text:p>
          </table:table-cell>
          <table:table-cell table:style-name="TableCell215" office:value-type="string">
            <text:p text:style-name="CellContent215"><text:span text:style-name="T213">13</text:span></text:p>
          </table:table-cell>
          <table:table-cell table:style-name="TableCell221" office:value-type="string">
            <text:p text:style-name="CellContent221"><text:span text:style-name="T214">14</text:span><text:line-break/><text:span text:style-name="T215">14</text:span></text:p>
          </table:table-cell>
        </table:table-row>
        <table:table-row table:style-name="TableRow42">
          <table:table-cell table:style-name="TableCell198" office:value-type="string">
            <text:p text:style-name="CellContent198"><text:span text:style-name="T216">20</text:span></text:p>
          </table:table-cell>
          <table:table-cell table:style-name="TableCell204" office:value-type="string">
            <text:p text:style-name="CellContent204"><text:span text:style-name="T217">21</text:span></text:p>
          </table:table-cell>
          <table:table-cell table:style-name="TableCell210" office:value-type="string">
            <text:p text:style-name="CellContent210"><text:span text:style-name="T218">22</text:span></text:p>
          </table:table-cell>
          <table:table-cell table:style-name="TableCell229" office:value-type="string">
            <text:p text:style-name="CellContent229"><text:span text:style-name="T219">23</text:span></text:p>
          </table:table-cell>
          <table:table-cell table:style-name="TableCell222" office:value-type="string">
            <text:p text:style-name="CellContent222"><text:span text:style-name="T220">24</text:span><text:line-break/><text:span text:style-name="T221">24</text:span><text:line-break/><text:span text:style-name="T222">24</text:span><text:line-break/><text:span text:style-name="T223">24</text:span></text:p>
          </table:table-cell>
        </table:table-row>
        <table:table-row table:style-name="TableRow43">
          <table:table-cell table:style-name="TableCell199" office:value-type="string">
            <text:p text:style-name="CellContent199"><text:span text:style-name="T224">30</text:span></text:p>
          </table:table-cell>
          <table:table-cell table:style-name="TableCell205" office:value-type="string">
            <text:p text:style-name="CellContent205"><text:span text:style-name="T225">31</text:span></text:p>
          </table:table-cell>
          <table:table-cell table:style-name="TableCell211" office:value-type="string">
            <text:p text:style-name="CellContent211"><text:span text:style-name="T226">32</text:span></text:p>
          </table:table-cell>
          <table:table-cell table:style-name="TableCell217" office:value-type="string">
            <text:p text:style-name="CellContent217"><text:span text:style-name="T227">33</text:span></text:p>
          </table:table-cell>
          <table:table-cell table:style-name="TableCell230" office:value-type="string">
            <text:p text:style-name="CellContent230"><text:span text:style-name="T228">34</text:span></text:p>
          </table:table-cell>
        </table:table-row>
        <table:table-row table:style-name="TableRow44">
          <table:table-cell table:style-name="TableCell200" office:value-type="string">
            <text:p text:style-name="CellContent200"><text:span text:style-name="T229">40</text:span></text:p>
          </table:table-cell>
          <table:table-cell table:style-name="TableCell231" office:value-type="string">
            <text:p text:style-name="CellContent231"><text:span text:style-name="T230">41</text:span></text:p>
          </table:table-cell>
          <table:table-cell table:style-name="TableCell212" office:value-type="string">
            <text:p text:style-name="CellContent212"><text:span text:style-name="T231">42</text:span></text:p>
          </table:table-cell>
          <table:table-cell table:style-name="TableCell218" office:value-type="string">
            <text:p text:style-name="CellContent218"><text:span text:style-name="T232">44</text:span></text:p>
          </table:table-cell>
          <table:table-cell table:style-name="TableCell224" office:value-type="string">
            <text:p text:style-name="CellContent224"><text:span text:style-name="T233">44</text:span><text:line-break/><text:span text:style-name="T234">44</text:span></text:p>
          </table:table-cell>
        </table:table-row>
        <table:table-row table:style-name="TableRow45">
          <table:table-cell table:style-name="TableCell201" office:value-type="string">
            <text:p text:style-name="CellContent201"><text:span text:style-name="T235">50</text:span></text:p>
          </table:table-cell>
          <table:table-cell table:style-name="TableCell207" office:value-type="string">
            <text:p text:style-name="CellContent207"><text:span text:style-name="T236">51</text:span></text:p>
          </table:table-cell>
          <table:table-cell table:style-name="TableCell213" office:value-type="string">
            <text:p text:style-name="CellContent213"><text:span text:style-name="T237">52</text:span></text:p>
          </table:table-cell>
          <table:table-cell table:style-name="TableCell219" office:value-type="string">
            <text:p text:style-name="CellContent219"><text:span text:style-name="T238">55</text:span></text:p>
          </table:table-cell>
          <table:table-cell table:style-name="TableCell225" office:value-type="string">
            <text:p text:style-name="CellContent225"><text:span text:style-name="T239">55</text:span><text:line-break/><text:span text:style-name="T240">55</text:span></text:p>
          </table:table-cell>
        </table:table-row>
      </table:table>
      <text:p text:style-name="Sp10"/>
      <table:table table:style-name="grid-border">
        <table:table-column table:style-name="TableColumn46"/>
        <table:table-column table:style-name="TableColumn47"/>
        <table:table-column table:style-name="TableColumn48"/>
        <table:table-column table:style-name="TableColumn49"/>
        <table:table-column table:style-name="TableColumn50"/>
        <table:table-row table:style-name="TableRow46">
          <table:table-cell table:style-name="TableCell262" office:value-type="string">
            <text:p text:style-name="CellContent262"><text:span text:style-name="T241">00</text:span></text:p>
          </table:table-cell>
          <table:table-cell table:style-name="TableCell263" office:value-type="string">
            <text:p text:style-name="CellContent263"><text:span text:style-name="T242">01</text:span></text:p>
          </table:table-cell>
          <table:table-cell table:style-name="TableCell244" office:value-type="string">
            <text:p text:style-name="CellContent244"><text:span text:style-name="T243">02</text:span></text:p>
          </table:table-cell>
          <table:table-cell table:style-name="TableCell250" office:value-type="string">
            <text:p text:style-name="CellContent250"><text:span text:style-name="T244">03</text:span></text:p>
          </table:table-cell>
          <table:table-cell table:style-name="TableCell256" office:value-type="string">
            <text:p text:style-name="CellContent256"><text:span text:style-name="T245">04</text:span><text:line-break/><text:span text:style-name="T246">04</text:span></text:p>
          </table:table-cell>
        </table:table-row>
        <table:table-row table:style-name="TableRow47">
          <table:table-cell table:style-name="TableCell233" office:value-type="string">
            <text:p text:style-name="CellContent233"><text:span text:style-name="T247">10</text:span></text:p>
          </table:table-cell>
          <table:table-cell table:style-name="TableCell239" office:value-type="string">
            <text:p text:style-name="CellContent239"><text:span text:style-name="T248">11</text:span></text:p>
          </table:table-cell>
          <table:table-cell table:style-name="TableCell264" office:value-type="string">
            <text:p text:style-name="CellContent264"><text:span text:style-name="T249">12</text:span></text:p>
          </table:table-cell>
          <table:table-cell table:style-name="TableCell251" office:value-type="string">
            <text:p text:style-name="CellContent251"><text:span text:style-name="T250">13</text:span></text:p>
          </table:table-cell>
          <table:table-cell table:style-name="TableCell257" office:value-type="string">
            <text:p text:style-name="CellContent257"><text:span text:style-name="T251">14</text:span><text:line-break/><text:span text:style-name="T252">14</text:span></text:p>
          </table:table-cell>
        </table:table-row>
        <table:table-row table:style-name="TableRow48">
          <table:table-cell table:style-name="TableCell234" office:value-type="string">
            <text:p text:style-name="CellContent234"><text:span text:style-name="T253">20</text:span></text:p>
          </table:table-cell>
          <table:table-cell table:style-name="TableCell240" office:value-type="string">
            <text:p text:style-name="CellContent240"><text:span text:style-name="T254">21</text:span></text:p>
          </table:table-cell>
          <table:table-cell table:style-name="TableCell246" office:value-type="string">
            <text:p text:style-name="CellContent246"><text:span text:style-name="T255">22</text:span></text:p>
          </table:table-cell>
          <table:table-cell table:style-name="TableCell265" office:value-type="string">
            <text:p text:style-name="CellContent265"><text:span text:style-name="T256">23</text:span></text:p>
          </table:table-cell>
          <table:table-cell table:style-name="TableCell258" office:value-type="string">
            <text:p text:style-name="CellContent258"><text:span text:style-name="T257">24</text:span><text:line-break/><text:span text:style-name="T258">24</text:span><text:line-break/><text:span text:style-name="T259">24</text:span><text:line-break/><text:span text:style-name="T260">24</text:span></text:p>
          </table:table-cell>
        </table:table-row>
        <table:table-row table:style-name="TableRow49">
          <table:table-cell table:style-name="TableCell235" office:value-type="string">
            <text:p text:style-name="CellContent235"><text:span text:style-name="T261">30</text:span></text:p>
          </table:table-cell>
          <table:table-cell table:style-name="TableCell241" office:value-type="string">
            <text:p text:style-name="CellContent241"><text:span text:style-name="T262">31</text:span></text:p>
          </table:table-cell>
          <table:table-cell table:style-name="TableCell247" office:value-type="string">
            <text:p text:style-name="CellContent247"><text:span text:style-name="T263">32</text:span></text:p>
          </table:table-cell>
          <table:table-cell table:style-name="TableCell253" office:value-type="string">
            <text:p text:style-name="CellContent253"><text:span text:style-name="T264">33</text:span></text:p>
          </table:table-cell>
          <table:table-cell table:style-name="TableCell266" office:value-type="string">
            <text:p text:style-name="CellContent266"><text:span text:style-name="T265">34</text:span></text:p>
          </table:table-cell>
        </table:table-row>
        <table:table-row table:style-name="TableRow50">
          <table:table-cell table:style-name="TableCell236" office:value-type="string">
            <text:p text:style-name="CellContent236"><text:span text:style-name="T266">40</text:span></text:p>
          </table:table-cell>
          <table:table-cell table:style-name="TableCell267" office:value-type="string">
            <text:p text:style-name="CellContent267"><text:span text:style-name="T267">41</text:span></text:p>
          </table:table-cell>
          <table:table-cell table:style-name="TableCell248" office:value-type="string">
            <text:p text:style-name="CellContent248"><text:span text:style-name="T268">42</text:span></text:p>
          </table:table-cell>
          <table:table-cell table:style-name="TableCell254" office:value-type="string">
            <text:p text:style-name="CellContent254"><text:span text:style-name="T269">44</text:span></text:p>
          </table:table-cell>
          <table:table-cell table:style-name="TableCell260" office:value-type="string">
            <text:p text:style-name="CellContent260"><text:span text:style-name="T270">44</text:span><text:line-break/><text:span text:style-name="T271">44</text:span></text:p>
          </table:table-cell>
        </table:table-row>
        <table:table-row table:style-name="TableRow51">
          <table:table-cell table:style-name="TableCell237" office:value-type="string">
            <text:p text:style-name="CellContent237"><text:span text:style-name="T272">50</text:span></text:p>
          </table:table-cell>
          <table:table-cell table:style-name="TableCell243" office:value-type="string">
            <text:p text:style-name="CellContent243"><text:span text:style-name="T273">51</text:span></text:p>
          </table:table-cell>
          <table:table-cell table:style-name="TableCell249" office:value-type="string">
            <text:p text:style-name="CellContent249"><text:span text:style-name="T274">52</text:span></text:p>
          </table:table-cell>
          <table:table-cell table:style-name="TableCell255" office:value-type="string">
            <text:p text:style-name="CellContent255"><text:span text:style-name="T275">55</text:span></text:p>
          </table:table-cell>
          <table:table-cell table:style-name="TableCell261" office:value-type="string">
            <text:p text:style-name="CellContent261"><text:span text:style-name="T276">55</text:span><text:line-break/><text:span text:style-name="T277">55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  <style:style style:family="text" style:name="T71" style:display-name="T71">
      <style:text-properties/>
    </style:style>
    <style:style style:family="text" style:name="T72" style:display-name="T72">
      <style:text-properties/>
    </style:style>
    <style:style style:family="text" style:name="T73" style:display-name="T73">
      <style:text-properties/>
    </style:style>
    <style:style style:family="text" style:name="T74" style:display-name="T74">
      <style:text-properties/>
    </style:style>
    <style:style style:family="text" style:name="T75" style:display-name="T75">
      <style:text-properties/>
    </style:style>
    <style:style style:family="text" style:name="T76" style:display-name="T76">
      <style:text-properties/>
    </style:style>
    <style:style style:family="text" style:name="T77" style:display-name="T77">
      <style:text-properties/>
    </style:style>
    <style:style style:family="text" style:name="T78" style:display-name="T78">
      <style:text-properties/>
    </style:style>
    <style:style style:family="text" style:name="T79" style:display-name="T79">
      <style:text-properties/>
    </style:style>
    <style:style style:family="text" style:name="T80" style:display-name="T80">
      <style:text-properties/>
    </style:style>
    <style:style style:family="text" style:name="T81" style:display-name="T81">
      <style:text-properties/>
    </style:style>
    <style:style style:family="text" style:name="T82" style:display-name="T82">
      <style:text-properties/>
    </style:style>
    <style:style style:family="text" style:name="T83" style:display-name="T83">
      <style:text-properties/>
    </style:style>
    <style:style style:family="text" style:name="T84" style:display-name="T84">
      <style:text-properties/>
    </style:style>
    <style:style style:family="text" style:name="T85" style:display-name="T85">
      <style:text-properties/>
    </style:style>
    <style:style style:family="text" style:name="T86" style:display-name="T86">
      <style:text-properties/>
    </style:style>
    <style:style style:family="text" style:name="T87" style:display-name="T87">
      <style:text-properties/>
    </style:style>
    <style:style style:family="text" style:name="T88" style:display-name="T88">
      <style:text-properties/>
    </style:style>
    <style:style style:family="text" style:name="T89" style:display-name="T89">
      <style:text-properties/>
    </style:style>
    <style:style style:family="text" style:name="T90" style:display-name="T90">
      <style:text-properties/>
    </style:style>
    <style:style style:family="text" style:name="T91" style:display-name="T91">
      <style:text-properties/>
    </style:style>
    <style:style style:family="text" style:name="T92" style:display-name="T92">
      <style:text-properties/>
    </style:style>
    <style:style style:family="text" style:name="T93" style:display-name="T93">
      <style:text-properties/>
    </style:style>
    <style:style style:family="text" style:name="T94" style:display-name="T94">
      <style:text-properties/>
    </style:style>
    <style:style style:family="text" style:name="T95" style:display-name="T95">
      <style:text-properties/>
    </style:style>
    <style:style style:family="text" style:name="T96" style:display-name="T96">
      <style:text-properties/>
    </style:style>
    <style:style style:family="text" style:name="T97" style:display-name="T97">
      <style:text-properties/>
    </style:style>
    <style:style style:family="text" style:name="T98" style:display-name="T98">
      <style:text-properties/>
    </style:style>
    <style:style style:family="text" style:name="T99" style:display-name="T99">
      <style:text-properties/>
    </style:style>
    <style:style style:family="text" style:name="T100" style:display-name="T100">
      <style:text-properties/>
    </style:style>
    <style:style style:family="text" style:name="T101" style:display-name="T101">
      <style:text-properties/>
    </style:style>
    <style:style style:family="text" style:name="T102" style:display-name="T102">
      <style:text-properties/>
    </style:style>
    <style:style style:family="text" style:name="T103" style:display-name="T103">
      <style:text-properties/>
    </style:style>
    <style:style style:family="text" style:name="T104" style:display-name="T104">
      <style:text-properties/>
    </style:style>
    <style:style style:family="text" style:name="T105" style:display-name="T105">
      <style:text-properties/>
    </style:style>
    <style:style style:family="text" style:name="T106" style:display-name="T106">
      <style:text-properties/>
    </style:style>
    <style:style style:family="text" style:name="T107" style:display-name="T107">
      <style:text-properties/>
    </style:style>
    <style:style style:family="text" style:name="T108" style:display-name="T108">
      <style:text-properties/>
    </style:style>
    <style:style style:family="text" style:name="T109" style:display-name="T109">
      <style:text-properties/>
    </style:style>
    <style:style style:family="text" style:name="T110" style:display-name="T110">
      <style:text-properties/>
    </style:style>
    <style:style style:family="text" style:name="T111" style:display-name="T111">
      <style:text-properties/>
    </style:style>
    <style:style style:family="text" style:name="T112" style:display-name="T112">
      <style:text-properties/>
    </style:style>
    <style:style style:family="text" style:name="T113" style:display-name="T113">
      <style:text-properties/>
    </style:style>
    <style:style style:family="text" style:name="T114" style:display-name="T114">
      <style:text-properties/>
    </style:style>
    <style:style style:family="text" style:name="T115" style:display-name="T115">
      <style:text-properties/>
    </style:style>
    <style:style style:family="text" style:name="T116" style:display-name="T116">
      <style:text-properties/>
    </style:style>
    <style:style style:family="text" style:name="T117" style:display-name="T117">
      <style:text-properties/>
    </style:style>
    <style:style style:family="text" style:name="T118" style:display-name="T118">
      <style:text-properties/>
    </style:style>
    <style:style style:family="text" style:name="T119" style:display-name="T119">
      <style:text-properties/>
    </style:style>
    <style:style style:family="text" style:name="T120" style:display-name="T120">
      <style:text-properties/>
    </style:style>
    <style:style style:family="text" style:name="T121" style:display-name="T121">
      <style:text-properties/>
    </style:style>
    <style:style style:family="text" style:name="T122" style:display-name="T122">
      <style:text-properties/>
    </style:style>
    <style:style style:family="text" style:name="T123" style:display-name="T123">
      <style:text-properties/>
    </style:style>
    <style:style style:family="text" style:name="T124" style:display-name="T124">
      <style:text-properties/>
    </style:style>
    <style:style style:family="text" style:name="T125" style:display-name="T125">
      <style:text-properties/>
    </style:style>
    <style:style style:family="text" style:name="T126" style:display-name="T126">
      <style:text-properties/>
    </style:style>
    <style:style style:family="text" style:name="T127" style:display-name="T127">
      <style:text-properties/>
    </style:style>
    <style:style style:family="text" style:name="T128" style:display-name="T128">
      <style:text-properties/>
    </style:style>
    <style:style style:family="text" style:name="T129" style:display-name="T129">
      <style:text-properties/>
    </style:style>
    <style:style style:family="text" style:name="T130" style:display-name="T130">
      <style:text-properties/>
    </style:style>
    <style:style style:family="text" style:name="T131" style:display-name="T131">
      <style:text-properties/>
    </style:style>
    <style:style style:family="text" style:name="T132" style:display-name="T132">
      <style:text-properties/>
    </style:style>
    <style:style style:family="text" style:name="T133" style:display-name="T133">
      <style:text-properties/>
    </style:style>
    <style:style style:family="text" style:name="T134" style:display-name="T134">
      <style:text-properties/>
    </style:style>
    <style:style style:family="text" style:name="T135" style:display-name="T135">
      <style:text-properties/>
    </style:style>
    <style:style style:family="text" style:name="T136" style:display-name="T136">
      <style:text-properties/>
    </style:style>
    <style:style style:family="text" style:name="T137" style:display-name="T137">
      <style:text-properties/>
    </style:style>
    <style:style style:family="text" style:name="T138" style:display-name="T138">
      <style:text-properties/>
    </style:style>
    <style:style style:family="text" style:name="T139" style:display-name="T139">
      <style:text-properties/>
    </style:style>
    <style:style style:family="text" style:name="T140" style:display-name="T140">
      <style:text-properties/>
    </style:style>
    <style:style style:family="text" style:name="T141" style:display-name="T141">
      <style:text-properties/>
    </style:style>
    <style:style style:family="text" style:name="T142" style:display-name="T142">
      <style:text-properties/>
    </style:style>
    <style:style style:family="text" style:name="T143" style:display-name="T143">
      <style:text-properties/>
    </style:style>
    <style:style style:family="text" style:name="T144" style:display-name="T144">
      <style:text-properties/>
    </style:style>
    <style:style style:family="text" style:name="T145" style:display-name="T145">
      <style:text-properties/>
    </style:style>
    <style:style style:family="text" style:name="T146" style:display-name="T146">
      <style:text-properties/>
    </style:style>
    <style:style style:family="text" style:name="T147" style:display-name="T147">
      <style:text-properties/>
    </style:style>
    <style:style style:family="text" style:name="T148" style:display-name="T148">
      <style:text-properties/>
    </style:style>
    <style:style style:family="text" style:name="T149" style:display-name="T149">
      <style:text-properties/>
    </style:style>
    <style:style style:family="text" style:name="T150" style:display-name="T150">
      <style:text-properties/>
    </style:style>
    <style:style style:family="text" style:name="T151" style:display-name="T151">
      <style:text-properties/>
    </style:style>
    <style:style style:family="text" style:name="T152" style:display-name="T152">
      <style:text-properties/>
    </style:style>
    <style:style style:family="text" style:name="T153" style:display-name="T153">
      <style:text-properties/>
    </style:style>
    <style:style style:family="text" style:name="T154" style:display-name="T154">
      <style:text-properties/>
    </style:style>
    <style:style style:family="text" style:name="T155" style:display-name="T155">
      <style:text-properties/>
    </style:style>
    <style:style style:family="text" style:name="T156" style:display-name="T156">
      <style:text-properties/>
    </style:style>
    <style:style style:family="text" style:name="T157" style:display-name="T157">
      <style:text-properties/>
    </style:style>
    <style:style style:family="text" style:name="T158" style:display-name="T158">
      <style:text-properties/>
    </style:style>
    <style:style style:family="text" style:name="T159" style:display-name="T159">
      <style:text-properties/>
    </style:style>
    <style:style style:family="text" style:name="T160" style:display-name="T160">
      <style:text-properties/>
    </style:style>
    <style:style style:family="text" style:name="T161" style:display-name="T161">
      <style:text-properties/>
    </style:style>
    <style:style style:family="text" style:name="T162" style:display-name="T162">
      <style:text-properties/>
    </style:style>
    <style:style style:family="text" style:name="T163" style:display-name="T163">
      <style:text-properties/>
    </style:style>
    <style:style style:family="text" style:name="T164" style:display-name="T164">
      <style:text-properties/>
    </style:style>
    <style:style style:family="text" style:name="T165" style:display-name="T165">
      <style:text-properties/>
    </style:style>
    <style:style style:family="text" style:name="T166" style:display-name="T166">
      <style:text-properties/>
    </style:style>
    <style:style style:family="text" style:name="T167" style:display-name="T167">
      <style:text-properties/>
    </style:style>
    <style:style style:family="text" style:name="T168" style:display-name="T168">
      <style:text-properties/>
    </style:style>
    <style:style style:family="text" style:name="T169" style:display-name="T169">
      <style:text-properties/>
    </style:style>
    <style:style style:family="text" style:name="T170" style:display-name="T170">
      <style:text-properties/>
    </style:style>
    <style:style style:family="text" style:name="T171" style:display-name="T171">
      <style:text-properties/>
    </style:style>
    <style:style style:family="text" style:name="T172" style:display-name="T172">
      <style:text-properties/>
    </style:style>
    <style:style style:family="text" style:name="T173" style:display-name="T173">
      <style:text-properties/>
    </style:style>
    <style:style style:family="text" style:name="T174" style:display-name="T174">
      <style:text-properties/>
    </style:style>
    <style:style style:family="text" style:name="T175" style:display-name="T175">
      <style:text-properties/>
    </style:style>
    <style:style style:family="text" style:name="T176" style:display-name="T176">
      <style:text-properties/>
    </style:style>
    <style:style style:family="text" style:name="T177" style:display-name="T177">
      <style:text-properties/>
    </style:style>
    <style:style style:family="text" style:name="T178" style:display-name="T178">
      <style:text-properties/>
    </style:style>
    <style:style style:family="text" style:name="T179" style:display-name="T179">
      <style:text-properties/>
    </style:style>
    <style:style style:family="text" style:name="T180" style:display-name="T180">
      <style:text-properties/>
    </style:style>
    <style:style style:family="text" style:name="T181" style:display-name="T181">
      <style:text-properties/>
    </style:style>
    <style:style style:family="text" style:name="T182" style:display-name="T182">
      <style:text-properties/>
    </style:style>
    <style:style style:family="text" style:name="T183" style:display-name="T183">
      <style:text-properties/>
    </style:style>
    <style:style style:family="text" style:name="T184" style:display-name="T184">
      <style:text-properties/>
    </style:style>
    <style:style style:family="text" style:name="T185" style:display-name="T185">
      <style:text-properties/>
    </style:style>
    <style:style style:family="text" style:name="T186" style:display-name="T186">
      <style:text-properties/>
    </style:style>
    <style:style style:family="text" style:name="T187" style:display-name="T187">
      <style:text-properties/>
    </style:style>
    <style:style style:family="text" style:name="T188" style:display-name="T188">
      <style:text-properties/>
    </style:style>
    <style:style style:family="text" style:name="T189" style:display-name="T189">
      <style:text-properties/>
    </style:style>
    <style:style style:family="text" style:name="T190" style:display-name="T190">
      <style:text-properties/>
    </style:style>
    <style:style style:family="text" style:name="T191" style:display-name="T191">
      <style:text-properties/>
    </style:style>
    <style:style style:family="text" style:name="T192" style:display-name="T192">
      <style:text-properties/>
    </style:style>
    <style:style style:family="text" style:name="T193" style:display-name="T193">
      <style:text-properties/>
    </style:style>
    <style:style style:family="text" style:name="T194" style:display-name="T194">
      <style:text-properties/>
    </style:style>
    <style:style style:family="text" style:name="T195" style:display-name="T195">
      <style:text-properties/>
    </style:style>
    <style:style style:family="text" style:name="T196" style:display-name="T196">
      <style:text-properties/>
    </style:style>
    <style:style style:family="text" style:name="T197" style:display-name="T197">
      <style:text-properties/>
    </style:style>
    <style:style style:family="text" style:name="T198" style:display-name="T198">
      <style:text-properties/>
    </style:style>
    <style:style style:family="text" style:name="T199" style:display-name="T199">
      <style:text-properties/>
    </style:style>
    <style:style style:family="text" style:name="T200" style:display-name="T200">
      <style:text-properties/>
    </style:style>
    <style:style style:family="text" style:name="T201" style:display-name="T201">
      <style:text-properties/>
    </style:style>
    <style:style style:family="text" style:name="T202" style:display-name="T202">
      <style:text-properties/>
    </style:style>
    <style:style style:family="text" style:name="T203" style:display-name="T203">
      <style:text-properties/>
    </style:style>
    <style:style style:family="text" style:name="T204" style:display-name="T204">
      <style:text-properties/>
    </style:style>
    <style:style style:family="text" style:name="T205" style:display-name="T205">
      <style:text-properties/>
    </style:style>
    <style:style style:family="text" style:name="T206" style:display-name="T206">
      <style:text-properties/>
    </style:style>
    <style:style style:family="text" style:name="T207" style:display-name="T207">
      <style:text-properties/>
    </style:style>
    <style:style style:family="text" style:name="T208" style:display-name="T208">
      <style:text-properties/>
    </style:style>
    <style:style style:family="text" style:name="T209" style:display-name="T209">
      <style:text-properties/>
    </style:style>
    <style:style style:family="text" style:name="T210" style:display-name="T210">
      <style:text-properties/>
    </style:style>
    <style:style style:family="text" style:name="T211" style:display-name="T211">
      <style:text-properties/>
    </style:style>
    <style:style style:family="text" style:name="T212" style:display-name="T212">
      <style:text-properties/>
    </style:style>
    <style:style style:family="text" style:name="T213" style:display-name="T213">
      <style:text-properties/>
    </style:style>
    <style:style style:family="text" style:name="T214" style:display-name="T214">
      <style:text-properties/>
    </style:style>
    <style:style style:family="text" style:name="T215" style:display-name="T215">
      <style:text-properties/>
    </style:style>
    <style:style style:family="text" style:name="T216" style:display-name="T216">
      <style:text-properties/>
    </style:style>
    <style:style style:family="text" style:name="T217" style:display-name="T217">
      <style:text-properties/>
    </style:style>
    <style:style style:family="text" style:name="T218" style:display-name="T218">
      <style:text-properties/>
    </style:style>
    <style:style style:family="text" style:name="T219" style:display-name="T219">
      <style:text-properties/>
    </style:style>
    <style:style style:family="text" style:name="T220" style:display-name="T220">
      <style:text-properties/>
    </style:style>
    <style:style style:family="text" style:name="T221" style:display-name="T221">
      <style:text-properties/>
    </style:style>
    <style:style style:family="text" style:name="T222" style:display-name="T222">
      <style:text-properties/>
    </style:style>
    <style:style style:family="text" style:name="T223" style:display-name="T223">
      <style:text-properties/>
    </style:style>
    <style:style style:family="text" style:name="T224" style:display-name="T224">
      <style:text-properties/>
    </style:style>
    <style:style style:family="text" style:name="T225" style:display-name="T225">
      <style:text-properties/>
    </style:style>
    <style:style style:family="text" style:name="T226" style:display-name="T226">
      <style:text-properties/>
    </style:style>
    <style:style style:family="text" style:name="T227" style:display-name="T227">
      <style:text-properties/>
    </style:style>
    <style:style style:family="text" style:name="T228" style:display-name="T228">
      <style:text-properties/>
    </style:style>
    <style:style style:family="text" style:name="T229" style:display-name="T229">
      <style:text-properties/>
    </style:style>
    <style:style style:family="text" style:name="T230" style:display-name="T230">
      <style:text-properties/>
    </style:style>
    <style:style style:family="text" style:name="T231" style:display-name="T231">
      <style:text-properties/>
    </style:style>
    <style:style style:family="text" style:name="T232" style:display-name="T232">
      <style:text-properties/>
    </style:style>
    <style:style style:family="text" style:name="T233" style:display-name="T233">
      <style:text-properties/>
    </style:style>
    <style:style style:family="text" style:name="T234" style:display-name="T234">
      <style:text-properties/>
    </style:style>
    <style:style style:family="text" style:name="T235" style:display-name="T235">
      <style:text-properties/>
    </style:style>
    <style:style style:family="text" style:name="T236" style:display-name="T236">
      <style:text-properties/>
    </style:style>
    <style:style style:family="text" style:name="T237" style:display-name="T237">
      <style:text-properties/>
    </style:style>
    <style:style style:family="text" style:name="T238" style:display-name="T238">
      <style:text-properties/>
    </style:style>
    <style:style style:family="text" style:name="T239" style:display-name="T239">
      <style:text-properties/>
    </style:style>
    <style:style style:family="text" style:name="T240" style:display-name="T240">
      <style:text-properties/>
    </style:style>
    <style:style style:family="text" style:name="T241" style:display-name="T241">
      <style:text-properties/>
    </style:style>
    <style:style style:family="text" style:name="T242" style:display-name="T242">
      <style:text-properties/>
    </style:style>
    <style:style style:family="text" style:name="T243" style:display-name="T243">
      <style:text-properties/>
    </style:style>
    <style:style style:family="text" style:name="T244" style:display-name="T244">
      <style:text-properties/>
    </style:style>
    <style:style style:family="text" style:name="T245" style:display-name="T245">
      <style:text-properties/>
    </style:style>
    <style:style style:family="text" style:name="T246" style:display-name="T246">
      <style:text-properties/>
    </style:style>
    <style:style style:family="text" style:name="T247" style:display-name="T247">
      <style:text-properties/>
    </style:style>
    <style:style style:family="text" style:name="T248" style:display-name="T248">
      <style:text-properties/>
    </style:style>
    <style:style style:family="text" style:name="T249" style:display-name="T249">
      <style:text-properties/>
    </style:style>
    <style:style style:family="text" style:name="T250" style:display-name="T250">
      <style:text-properties/>
    </style:style>
    <style:style style:family="text" style:name="T251" style:display-name="T251">
      <style:text-properties/>
    </style:style>
    <style:style style:family="text" style:name="T252" style:display-name="T252">
      <style:text-properties/>
    </style:style>
    <style:style style:family="text" style:name="T253" style:display-name="T253">
      <style:text-properties/>
    </style:style>
    <style:style style:family="text" style:name="T254" style:display-name="T254">
      <style:text-properties/>
    </style:style>
    <style:style style:family="text" style:name="T255" style:display-name="T255">
      <style:text-properties/>
    </style:style>
    <style:style style:family="text" style:name="T256" style:display-name="T256">
      <style:text-properties/>
    </style:style>
    <style:style style:family="text" style:name="T257" style:display-name="T257">
      <style:text-properties/>
    </style:style>
    <style:style style:family="text" style:name="T258" style:display-name="T258">
      <style:text-properties/>
    </style:style>
    <style:style style:family="text" style:name="T259" style:display-name="T259">
      <style:text-properties/>
    </style:style>
    <style:style style:family="text" style:name="T260" style:display-name="T260">
      <style:text-properties/>
    </style:style>
    <style:style style:family="text" style:name="T261" style:display-name="T261">
      <style:text-properties/>
    </style:style>
    <style:style style:family="text" style:name="T262" style:display-name="T262">
      <style:text-properties/>
    </style:style>
    <style:style style:family="text" style:name="T263" style:display-name="T263">
      <style:text-properties/>
    </style:style>
    <style:style style:family="text" style:name="T264" style:display-name="T264">
      <style:text-properties/>
    </style:style>
    <style:style style:family="text" style:name="T265" style:display-name="T265">
      <style:text-properties/>
    </style:style>
    <style:style style:family="text" style:name="T266" style:display-name="T266">
      <style:text-properties/>
    </style:style>
    <style:style style:family="text" style:name="T267" style:display-name="T267">
      <style:text-properties/>
    </style:style>
    <style:style style:family="text" style:name="T268" style:display-name="T268">
      <style:text-properties/>
    </style:style>
    <style:style style:family="text" style:name="T269" style:display-name="T269">
      <style:text-properties/>
    </style:style>
    <style:style style:family="text" style:name="T270" style:display-name="T270">
      <style:text-properties/>
    </style:style>
    <style:style style:family="text" style:name="T271" style:display-name="T271">
      <style:text-properties/>
    </style:style>
    <style:style style:family="text" style:name="T272" style:display-name="T272">
      <style:text-properties/>
    </style:style>
    <style:style style:family="text" style:name="T273" style:display-name="T273">
      <style:text-properties/>
    </style:style>
    <style:style style:family="text" style:name="T274" style:display-name="T274">
      <style:text-properties/>
    </style:style>
    <style:style style:family="text" style:name="T275" style:display-name="T275">
      <style:text-properties/>
    </style:style>
    <style:style style:family="text" style:name="T276" style:display-name="T276">
      <style:text-properties/>
    </style:style>
    <style:style style:family="text" style:name="T277" style:display-name="T277">
      <style:text-properties/>
    </style:style>
  </office:styles>
  <office:automatic-styles>
    <style:page-layout style:name="Mpm1">
      <style:page-layout-properties fo:margin-right="56.6929133858pt" fo:border="0pt" fo:margin-top="56.6929133858pt" fo:page-width="612.0pt" fo:margin-left="56.6929133858pt" fo:page-height="792.0pt" fo:margin-bottom="56.6929133858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